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772in"/>
    </style:style>
    <style:style style:name="co2" style:family="table-column">
      <style:table-column-properties fo:break-before="auto" style:column-width="2.104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52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Excel_20_Built-in_20_Hyperlink" style:data-style-name="N0">
      <style:table-cell-properties fo:background-color="transparent" style:vertical-align="automatic"/>
      <style:text-properties fo:color="#0563c1" style:font-name="Arial" style:text-underline-style="solid" style:text-underline-width="auto" style:text-underline-color="font-color" style:font-name-asian="Arial" style:font-name-complex="Arial"/>
    </style:style>
    <style:style style:name="ce3" style:family="table-cell" style:parent-style-name="Default" style:data-style-name="N0">
      <style:text-properties style:font-name="Arial2" style:font-name-asian="Arial2" style:font-name-complex="Arial2"/>
    </style:style>
    <style:style style:name="ce4" style:family="table-cell" style:parent-style-name="Hyperlink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Default" style:data-style-name="N37"/>
    <style:style style:name="ce7" style:family="table-cell" style:parent-style-name="Default" style:data-style-name="N10037"/>
    <style:style style:name="ce8" style:family="table-cell" style:parent-style-name="Default" style:data-style-name="N30"/>
    <style:style style:name="ce9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ngadget.com/2012/10/12/researchers-turn-to-19th-century-math/</text:p>
          </table:table-cell>
          <table:table-cell office:value-type="string" calcext:value-type="string">
            <text:p>Engadget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turn to 19th century math for wireless data center breakthrough</text:p>
          </table:table-cell>
          <table:table-cell office:value-type="string" calcext:value-type="string">
            <text:p>sirer,weatherspo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ired.com/2012/10/cayley-data-center/</text:p>
          </table:table-cell>
          <table:table-cell office:value-type="string" calcext:value-type="string">
            <text:p>Wired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Visit the 19<text:span text:style-name="T1">th</text:span> Century, Bring Back the Wireless Data Center</text:p>
          </table:table-cell>
          <table:table-cell office:value-type="string" calcext:value-type="string">
            <text:p>sirer,weatherspoon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7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xpressen.se/dinapengar/sparande/miljonhack-mot-bitcoin-drabbar-kunderna/</text:p>
          </table:table-cell>
          <table:table-cell table:style-name="ce5" office:value-type="string" calcext:value-type="string">
            <text:p>Expressen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Miljonhack mot Bitcoin drabbar kunderna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office:value-type="date" office:date-value="2016-08-13" calcext:value-type="date">
            <text:p>08/13/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 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hicagotribune.com/business/ct-bitcoin-security-20160818-story.html</text:p>
          </table:table-cell>
          <table:table-cell table:style-name="ce5" office:value-type="string" calcext:value-type="string">
            <text:p>Chicago Tribune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After $65 million hack, questions of whether Bitcoin can be safe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 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5" office:value-type="string" calcext:value-type="string">
            <text:p>El Espectador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Hackers roban US$65 millones en bitcoins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5" office:value-type="string" calcext:value-type="string">
            <text:p>Gestion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Robo de US$ 65 millones pone en la mira la seguridad del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 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 Desk</text:p>
          </table:table-cell>
          <table:table-cell office:value-type="date" office:date-value="2016-09-02" calcext:value-type="date">
            <text:p>09/02/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Coin Telegraph</text:p>
          </table:table-cell>
          <table:table-cell office:value-type="date" office:date-value="2016-09-24" calcext:value-type="date">
            <text:p>09/24/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 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stanford-university-to-host-blockchain-conference/</text:p>
          </table:table-cell>
          <table:table-cell table:style-name="ce5" office:value-type="string" calcext:value-type="string">
            <text:p>Crypto Coins News</text:p>
          </table:table-cell>
          <table:table-cell office:value-type="date" office:date-value="2016-09-30" calcext:value-type="date">
            <text:p>09/30/16</text:p>
          </table:table-cell>
          <table:table-cell office:value-type="string" calcext:value-type="string">
            <text:p>Stanford University to Host Blockchain Conference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Forbes</text:p>
          </table:table-cell>
          <table:table-cell office:value-type="date" office:date-value="2016-10-04" calcext:value-type="date">
            <text:p>10/04/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office:value-type="date" office:date-value="2016-10-04" calcext:value-type="date">
            <text:p>10/04/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 Desk</text:p>
          </table:table-cell>
          <table:table-cell office:value-type="date" office:date-value="2016-10-09" calcext:value-type="date">
            <text:p>10/09/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 Coins News</text:p>
          </table:table-cell>
          <table:table-cell office:value-type="date" office:date-value="2016-10-15" calcext:value-type="date">
            <text:p>10/15/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6-10-20" calcext:value-type="date">
            <text:p>10/20/16</text:p>
          </table:table-cell>
          <table:table-cell table:style-name="ce5" office:value-type="string" calcext:value-type="string">
            <text:p>Crowdfunding vs. ICO: Experts Question Legitimacy and Guarantees of Initial Coin Offerings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6-10-24/blockchain-hype-takes-hit-as-chain-releases-code-for-all-to-use</text:p>
          </table:table-cell>
          <table:table-cell table:style-name="ce5" office:value-type="string" calcext:value-type="string">
            <text:p>Bloomberg</text:p>
          </table:table-cell>
          <table:table-cell office:value-type="date" office:date-value="2016-10-24" calcext:value-type="date">
            <text:p>10/24/16</text:p>
          </table:table-cell>
          <table:table-cell office:value-type="string" calcext:value-type="string">
            <text:p>Blockchain Hype Takes Hit as Chain Releases Code for All to Use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office:value-type="string" calcext:value-type="string">
            <text:p>Coin Desk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The Blockchain Created By Ethereum's Fork is Forking Now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ethereum-classic-hardforks-successfully/</text:p>
          </table:table-cell>
          <table:table-cell table:style-name="ce5" office:value-type="string" calcext:value-type="string">
            <text:p>Crypto Coins News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Ethereum Classic Hardforks Successfully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office:value-type="date" office:date-value="2016-10-26" calcext:value-type="date">
            <text:p>10/26/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office:value-type="date" office:date-value="2016-11-02" calcext:value-type="date">
            <text:p>11/02/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anti-theft-feature-sees-sidechains-testing/</text:p>
          </table:table-cell>
          <table:table-cell office:value-type="string" calcext:value-type="string">
            <text:p>Coin Desk</text:p>
          </table:table-cell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Stolen Bitcoin? Anti-Theft Feature Gets Second Life on Sidechains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owdfundinsider.com/2016/11/92093-sec-publishes-agenda-fintech-forum-november-14th/</text:p>
          </table:table-cell>
          <table:table-cell table:style-name="ce5" office:value-type="string" calcext:value-type="string">
            <text:p>CrowdFund Insider</text:p>
          </table:table-cell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SEC Publishes Agenda for Fintech Forum on November 14th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5" office:value-type="string" calcext:value-type="string">
            <text:p>Heavy</text:p>
          </table:table-cell>
          <table:table-cell office:value-type="date" office:date-value="2016-11-07" calcext:value-type="date">
            <text:p>11/07/16</text:p>
          </table:table-cell>
          <table:table-cell table:style-name="ce5" office:value-type="string" calcext:value-type="string">
            <text:p>Voting Machines Hacked: 5 Fast Facts You Need to Know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office:value-type="date" office:date-value="2016-11-12" calcext:value-type="date">
            <text:p>11/12/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 Desk</text:p>
          </table:table-cell>
          <table:table-cell office:value-type="date" office:date-value="2016-11-15" calcext:value-type="date">
            <text:p>11/15/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erkle.com/the-american-tax-agency-is-asking-bitcoin-startup-coinbase-to-hand-out-users-data/</text:p>
          </table:table-cell>
          <table:table-cell table:style-name="ce5" office:value-type="string" calcext:value-type="string">
            <text:p>The Merkle</text:p>
          </table:table-cell>
          <table:table-cell office:value-type="date" office:date-value="2016-11-20" calcext:value-type="date">
            <text:p>11/20/16</text:p>
          </table:table-cell>
          <table:table-cell table:style-name="ce5" office:value-type="string" calcext:value-type="string">
            <text:p>The American Tax Agency Is Asking Bitcoin Startup Coinbase To Hand Out User’s Data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office:value-type="date" office:date-value="2016-11-23" calcext:value-type="date">
            <text:p>11/23/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 Desk</text:p>
          </table:table-cell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indesks-influential-people-blockchain-2016/</text:p>
          </table:table-cell>
          <table:table-cell office:value-type="string" calcext:value-type="string">
            <text:p>Coin Desk</text:p>
          </table:table-cell>
          <table:table-cell office:value-type="date" office:date-value="2016-12-14" calcext:value-type="date">
            <text:p>12/14/16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hill.com/blogs/congress-blog/economy-budget/311067-sec-ramps-up-blockchain-efforts</text:p>
          </table:table-cell>
          <table:table-cell office:value-type="string" calcext:value-type="string">
            <text:p>The Hill</text:p>
          </table:table-cell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SEC ramps up blockchain eff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bitcoin-block-size-and-scaling-issues-may-be-solved-with-this-new-solution</text:p>
          </table:table-cell>
          <table:table-cell office:value-type="string" calcext:value-type="string">
            <text:p>Coin Telegraph</text:p>
          </table:table-cell>
          <table:table-cell office:value-type="date" office:date-value="2016-12-24" calcext:value-type="date">
            <text:p>12/24/16</text:p>
          </table:table-cell>
          <table:table-cell office:value-type="string" calcext:value-type="string">
            <text:p>Bitcoin Block Size and Scaling Issues May Be Solved With This New Solu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6/12/25/teechan-can-potential-solution-bitcoin-scalability/</text:p>
          </table:table-cell>
          <table:table-cell office:value-type="string" calcext:value-type="string">
            <text:p>News BTC</text:p>
          </table:table-cell>
          <table:table-cell office:value-type="date" office:date-value="2016-12-25" calcext:value-type="date">
            <text:p>12/25/16</text:p>
          </table:table-cell>
          <table:table-cell office:value-type="string" calcext:value-type="string">
            <text:p>Teechan Can Be the Potential Solution for Bitcoin Scalability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if-there-is-an-answer-to-selfish-mining-braiding-could-be-it-1482876153/</text:p>
          </table:table-cell>
          <table:table-cell office:value-type="string" calcext:value-type="string">
            <text:p>Bitcoin Magazine</text:p>
          </table:table-cell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If There Is an Answer to Selfish Mining, Braiding Could Be I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office:value-type="string" calcext:value-type="string">
            <text:p>Nasdaq</text:p>
          </table:table-cell>
          <table:table-cell office:value-type="date" office:date-value="2016-12-28" calcext:value-type="date">
            <text:p>12/28/16</text:p>
          </table:table-cell>
          <table:table-cell office:value-type="string" calcext:value-type="string">
            <text:p>The Teechan Solution: Scaling Bitcoin With Trusted Hardware</text:p>
          </table:table-cell>
          <table:table-cell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iptonoticias.com/colecciones/influyentes-blockchain-bitcoin-2016/#axzz4kb8zb74L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Los personajes más influyentes de blockchain y bitcoin en el 2016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bitcoins-first-felon-charlie-shrem-wants-to-use-ethereum-to-buy-up-michigans-waste-industry</text:p>
          </table:table-cell>
          <table:table-cell office:value-type="string" calcext:value-type="string">
            <text:p>Motherboard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Bitcoin’s First Felon Wants to Use Ethereum to Buy Up Michigan’s Waste Indust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-blockchain.com/2017/01/12/blockchain-vips-gather-major-retreat-month/</text:p>
          </table:table-cell>
          <table:table-cell office:value-type="string" calcext:value-type="string">
            <text:p>The Blockchain</text:p>
          </table:table-cell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Blockchain VIP’s to Gather for Major Retreat This Mont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3352/one-startups-vision-to-reinvent-the-web-for-better-privacy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One Startup’s Vision to Reinvent the Web for Better Privacy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1-15" calcext:value-type="date">
            <text:p>01/15/17</text:p>
          </table:table-cell>
          <table:table-cell office:value-type="string" calcext:value-type="string">
            <text:p>Ethereum Classic bifurcates its chain of blocks to eliminate 'pump of difficulty' of mining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why-did-police-kill-an-alleged-small-time-hacker-canada-sam-maloney</text:p>
          </table:table-cell>
          <table:table-cell office:value-type="string" calcext:value-type="string">
            <text:p>Motherboard</text:p>
          </table:table-cell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Why Did Police Kill an Alleged Small-Time Hacker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blockchain-experts-discuss-fake-news-reputation-1603385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1-31" calcext:value-type="date">
            <text:p>01/31/17</text:p>
          </table:table-cell>
          <table:table-cell office:value-type="string" calcext:value-type="string">
            <text:p>Blockchain experts discuss fake news and reput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oiner-pepper-sprayed-uc-berkeley-protest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Bitcoiner Pepper-Sprayed at UC Berkeley Protes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press-room/press-release/20170215-business-of-blockchain-announcement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lub-attacks-the-bitcoin-network-with-transaction-malleability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3-10" calcext:value-type="date">
            <text:p>03/10/17</text:p>
          </table:table-cell>
          <table:table-cell office:value-type="string" calcext:value-type="string">
            <text:p>BitClub Attacks the Bitcoin Network with Transaction Malle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bitclub-is-accused-by-bitcoin-unlimited-supporters-in-performing-malleability-attack-on-network</text:p>
          </table:table-cell>
          <table:table-cell office:value-type="string" calcext:value-type="string">
            <text:p>Coin Telegraph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BitClub is Accused By Bitcoin Unlimited Supporters In Performing Malleability Attack on Net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oin-core-supporter-threatens-zero-day-exploit-bitcoin-unlimited-hardfork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Bitcoin Core Supporter Threatens Zero Day Exploit if Bitcoin Unlimited Hardf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ymnts.com/news/bitcoin-tracker/2017/bitcoin-tracker-wannacry-doesnt-pay/</text:p>
          </table:table-cell>
          <table:table-cell table:style-name="ce5" office:value-type="string" calcext:value-type="string">
            <text:p>Pymnts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Bitcoin Tracker: WannaCry Doesn’t Pay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7-03-23/post-bitcoin-technology-has-geeks-giants-and-hackers-excited</text:p>
          </table:table-cell>
          <table:table-cell office:value-type="string" calcext:value-type="string">
            <text:p>Bloomberg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Post-Bitcoin Technology Has Geeks, Giants, and Hackers Excited</text:p>
          </table:table-cell>
          <table:table-cell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no-incentive-algorand-blockchain-sparks-debate-cryptography-event/</text:p>
          </table:table-cell>
          <table:table-cell office:value-type="string" calcext:value-type="string">
            <text:p>Coin Desk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No Incentive? Algorand Blockchain Sparks Debate at Cryptography Ev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office:value-type="string" calcext:value-type="string">
            <text:p>The Blockchain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Groundbreaking Blockchain Research to Feature at International Financial Cryptography Conference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Bitcoin Is Mired In A Civil War. Can This Proposal Save It?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5" office:value-type="string" calcext:value-type="string">
            <text:p>Tech Wire Asia</text:p>
          </table:table-cell>
          <table:table-cell office:value-type="date" office:date-value="2017-04-04" calcext:value-type="date">
            <text:p>04/04/17</text:p>
          </table:table-cell>
          <table:table-cell table:style-name="ce5" office:value-type="string" calcext:value-type="string">
            <text:p>Cryptocurrency Ethereum gains popularity, more Asian companies taking note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schism-developing-lightning-network-bitcoin-core-developer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05" calcext:value-type="date">
            <text:p>04/05/17</text:p>
          </table:table-cell>
          <table:table-cell office:value-type="string" calcext:value-type="string">
            <text:p>Schism Developing Between Lightning Network and Bitcoin Core Developers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main-never-used-asicboost-production-says-jihan-wu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“Bitmain Has Never Used AsicBoost in Production”, Says Jihan Wu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s-new-controversy-asicboost-allegations-explained/</text:p>
          </table:table-cell>
          <table:table-cell table:style-name="ce3" office:value-type="string" calcext:value-type="string">
            <text:p>Coin Desk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Bitcoin's New Controversy: The AsicBoost Allegations Explained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BitPay, Purse y Lightning Network ofrecen solución de escalabilidad para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spot-the-difference-ic3-blockchain-group-gains-first-financial-member</text:p>
          </table:table-cell>
          <table:table-cell office:value-type="string" calcext:value-type="string">
            <text:p>Coin Telegraph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Spot the Difference? “IC3” Blockchain Group Gains First Financial Member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IC3-blockchain-group-adds-Fidelity-as-member-634556</text:p>
          </table:table-cell>
          <table:table-cell office:value-type="string" calcext:value-type="string">
            <text:p>EconoTime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IC3 blockchain group adds Fidelity as member</text:p>
          </table:table-cell>
          <table:table-cell table:style-name="ce3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secret-bitcoin-troll-army-pushes-for-segwit-adoption-emin-gun-sirer</text:p>
          </table:table-cell>
          <table:table-cell office:value-type="string" calcext:value-type="string">
            <text:p>Coin Telegraph</text:p>
          </table:table-cell>
          <table:table-cell office:value-type="date" office:date-value="2017-04-12" calcext:value-type="date">
            <text:p>04/12/17</text:p>
          </table:table-cell>
          <table:table-cell office:value-type="string" calcext:value-type="string">
            <text:p>Secret Bitcoin Troll Army Pushes for SegWit Adoption: Emin Gu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4-12" calcext:value-type="date">
            <text:p>04/12/17</text:p>
          </table:table-cell>
          <table:table-cell office:value-type="string" calcext:value-type="string">
            <text:p>Why AsicBoost is the new topic of discuss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fidelity-blockchain-initiative-ic3/</text:p>
          </table:table-cell>
          <table:table-cell table:style-name="ce5" office:value-type="string" calcext:value-type="string">
            <text:p>Crypto Coins News</text:p>
          </table:table-cell>
          <table:table-cell office:value-type="date" office:date-value="2017-04-13" calcext:value-type="date">
            <text:p>04/13/17</text:p>
          </table:table-cell>
          <table:table-cell office:value-type="string" calcext:value-type="string">
            <text:p>Fidelity Joins Cryptocurrency &amp; Blockchain Initiative IC3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sobrebitcoin.com/asic-boots-un-nuevo-drama-en-la-comunidad-bitcoin/</text:p>
          </table:table-cell>
          <table:table-cell table:style-name="ce5" office:value-type="string" calcext:value-type="string">
            <text:p>SobreBitcoin</text:p>
          </table:table-cell>
          <table:table-cell office:value-type="date" office:date-value="2017-04-14" calcext:value-type="date">
            <text:p>04/14/17</text:p>
          </table:table-cell>
          <table:table-cell office:value-type="string" calcext:value-type="string">
            <text:p>ASIC Boots: un nuevo drama en la comunidad Bitcoin.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iptonoticias.com/colecciones/guia-supervivencia-hardfork-bitcoin/#axzz4kb8zb74L</text:p>
          </table:table-cell>
          <table:table-cell table:style-name="ce5" office:value-type="string" calcext:value-type="string">
            <text:p>Criptonoticias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Guía de supervivencia para un hardfork de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4219/blockchains-weak-spots-pose-a-hidden-danger-to-user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4-18" calcext:value-type="date">
            <text:p>04/18/17</text:p>
          </table:table-cell>
          <table:table-cell office:value-type="string" calcext:value-type="string">
            <text:p>Blockchain’s Weak Spots Pose a Hidden Danger to Us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iercehealthcare.com/privacy-security/cornell-researcher-warns-blockchain-isn-t-foolproof</text:p>
          </table:table-cell>
          <table:table-cell office:value-type="string" calcext:value-type="string">
            <text:p>Fierce Health Care</text:p>
          </table:table-cell>
          <table:table-cell office:value-type="date" office:date-value="2017-04-19" calcext:value-type="date">
            <text:p>04/19/17</text:p>
          </table:table-cell>
          <table:table-cell office:value-type="string" calcext:value-type="string">
            <text:p>Cornell researcher warns blockchain isn’t foolproof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professor-many-blockchain-failures-lie-ahead/</text:p>
          </table:table-cell>
          <table:table-cell table:style-name="ce3" office:value-type="string" calcext:value-type="string">
            <text:p>Coin Desk</text:p>
          </table:table-cell>
          <table:table-cell office:value-type="date" office:date-value="2017-04-19" calcext:value-type="date">
            <text:p>04/19/17</text:p>
          </table:table-cell>
          <table:table-cell office:value-type="string" calcext:value-type="string">
            <text:p>Cornell Prof: Blockchain Exuberance Shouldn't Cloud Consequenc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laurashin/2017/04/20/why-bitcoins-greatest-asset-could-also-spell-its-doom/#e8d75736adcd</text:p>
          </table:table-cell>
          <table:table-cell office:value-type="string" calcext:value-type="string">
            <text:p>Forbes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Why Bitcoin's Greatest Asset Could Also Spell Its D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bur.org/bostonomix/2017/04/20/blockchain-explainer</text:p>
          </table:table-cell>
          <table:table-cell office:value-type="string" calcext:value-type="string">
            <text:p>WBUR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What Blockchain Is, And Why Some Experts Say It's As Revolutionary As The Inter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bitcoin-mining-antlbleed-bombshell-smear-circu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Bitcoin Mining: Is Antbleed a Bombshell, a Smear Campaign, or a Circus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office:value-type="string" calcext:value-type="string">
            <text:p>Techtarget</text:p>
          </table:table-cell>
          <table:table-cell office:value-type="date" office:date-value="2017-05-08" calcext:value-type="date">
            <text:p>05/08/17</text:p>
          </table:table-cell>
          <table:table-cell office:value-type="string" calcext:value-type="string">
            <text:p>Failure is a critical component for blockchain develop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denverpost.com/2017/05/12/nsa-leak-malware-cripples-computers/</text:p>
          </table:table-cell>
          <table:table-cell office:value-type="string" calcext:value-type="string">
            <text:p>The Denver Post</text:p>
          </table:table-cell>
          <table:table-cell office:value-type="date" office:date-value="2017-05-12" calcext:value-type="date">
            <text:p>05/12/17</text:p>
          </table:table-cell>
          <table:table-cell office:value-type="string" calcext:value-type="string">
            <text:p>Malware, described in leaked NSA documents, cripples computers worldwid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elegram.com/news/20170512/hack-hits-computers-worldwide-exploiting-weakness-idd-in-leaked-nsa-documents</text:p>
          </table:table-cell>
          <table:table-cell office:value-type="string" calcext:value-type="string">
            <text:p>Telegram</text:p>
          </table:table-cell>
          <table:table-cell office:value-type="date" office:date-value="2017-05-12" calcext:value-type="date">
            <text:p>05/12/17</text:p>
          </table:table-cell>
          <table:table-cell office:value-type="string" calcext:value-type="string">
            <text:p>Hack hits computers worldwide, exploiting weakness ID’d in leaked NSA docume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ormangeestar.net/2017/05/13/uk-hospitals-turn-away-patients-after-ransomware-attack/</text:p>
          </table:table-cell>
          <table:table-cell table:style-name="ce5" office:value-type="string" calcext:value-type="string">
            <text:p>Normangee Star</text:p>
          </table:table-cell>
          <table:table-cell office:value-type="date" office:date-value="2017-05-13" calcext:value-type="date">
            <text:p>05/13/17</text:p>
          </table:table-cell>
          <table:table-cell table:style-name="ce5" office:value-type="string" calcext:value-type="string">
            <text:p>UK hospitals turn away patients after ransomware attack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ethereum-price-moves-upwards-after-some-consolidation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Ethereum Price Moves Upwards After Some Consolid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he-world-is-watching-can-wannacrys-creators-cash-out-their-bitcoin-ransom/</text:p>
          </table:table-cell>
          <table:table-cell table:style-name="ce3" office:value-type="string" calcext:value-type="string">
            <text:p>Coin Desk</text:p>
          </table:table-cell>
          <table:table-cell office:value-type="date" office:date-value="2017-05-18" calcext:value-type="date">
            <text:p>05/18/17</text:p>
          </table:table-cell>
          <table:table-cell office:value-type="string" calcext:value-type="string">
            <text:p>The World Is Watching: Can WannaCry's Creators Cash Out Their Bitcoin Ransom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office:value-type="string" calcext:value-type="string">
            <text:p>Reuters</text:p>
          </table:table-cell>
          <table:table-cell office:value-type="date" office:date-value="2017-05-18" calcext:value-type="date">
            <text:p>05/18/17</text:p>
          </table:table-cell>
          <table:table-cell office:value-type="string" calcext:value-type="string">
            <text:p>Bitcoin's murkier rivals line up to displace it as cybercriminals' favourite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khaleejtimes.com/technology/bitcoin-in-danger-of-losing-this-ignominious-title</text:p>
          </table:table-cell>
          <table:table-cell office:value-type="string" calcext:value-type="string">
            <text:p>Khaleejtime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Bitcoin in danger of losing this ignominious tit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ymnts.com/news/bitcoin-tracker/2017/cybercrooks-look-for-bitcoin-alternative/</text:p>
          </table:table-cell>
          <table:table-cell office:value-type="string" calcext:value-type="string">
            <text:p>PYMNT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Cybercrooks Look For Bitcoin Alternat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office:value-type="string" calcext:value-type="string">
            <text:p>PYMNT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Walmart Q1 Earnings Beat, eCommerce Skyrock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nquisitr.com/4229871/wannacry-ransomware-virus-unlocked-by-french-researchers-using-wanakiwi-no-ransom/</text:p>
          </table:table-cell>
          <table:table-cell office:value-type="string" calcext:value-type="string">
            <text:p>Inquistr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Wannacrypt, wannacry ransomware virus decrypted by French Researchers using Wanakiwi, No rans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oneyweb.co.za/news/tech/bitcoins-murkier-rivals-line-up-to-displace-it-as-cybercriminals-favourite/</text:p>
          </table:table-cell>
          <table:table-cell office:value-type="string" calcext:value-type="string">
            <text:p>Moneyweb</text:p>
          </table:table-cell>
          <table:table-cell office:value-type="date" office:date-value="2017-05-21" calcext:value-type="date">
            <text:p>05/21/17</text:p>
          </table:table-cell>
          <table:table-cell office:value-type="string" calcext:value-type="string">
            <text:p>Bitcoin’s murkier rivals line up to displace it as cybercriminals’ favourit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cornells-ic3-tackles-off-chain-transactions-intel-sgx-162406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5-31" calcext:value-type="date">
            <text:p>05/31/17</text:p>
          </table:table-cell>
          <table:table-cell office:value-type="string" calcext:value-type="string">
            <text:p>Cornell's blockchain experts tackle off-chain transactions with Intel SGX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office:value-type="string" calcext:value-type="string">
            <text:p>Motherboard</text:p>
          </table:table-cell>
          <table:table-cell office:value-type="date" office:date-value="2017-06-02" calcext:value-type="date">
            <text:p>06/02/17</text:p>
          </table:table-cell>
          <table:table-cell office:value-type="string" calcext:value-type="string">
            <text:p>Professor Schools Amateur Bitcoin Scamm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insider.com/basic-attention-token-sale-raises-35-million-less-30-seconds/</text:p>
          </table:table-cell>
          <table:table-cell office:value-type="string" calcext:value-type="string">
            <text:p>Crypto insider</text:p>
          </table:table-cell>
          <table:table-cell office:value-type="date" office:date-value="2017-06-02" calcext:value-type="date">
            <text:p>06/02/17</text:p>
          </table:table-cell>
          <table:table-cell office:value-type="string" calcext:value-type="string">
            <text:p>Basic Attention Token Sale Raises $35 million in Less Than 30 Secon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amateur-bitcoin-scammer-impersonated-university-professor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05" calcext:value-type="date">
            <text:p>06/05/17</text:p>
          </table:table-cell>
          <table:table-cell office:value-type="string" calcext:value-type="string">
            <text:p>Amateur Bitcoin Scammer is Caught Impersonating a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6-07" calcext:value-type="date">
            <text:p>06/07/17</text:p>
          </table:table-cell>
          <table:table-cell office:value-type="string" calcext:value-type="string">
            <text:p>Bitcoin survey shows 71% support SegWit and UASF popularity grow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5" office:value-type="string" calcext:value-type="string">
            <text:p>sirer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http://t3n.de/news/blockchain-technologie-studieren-830128/</text:p>
          </table:table-cell>
          <table:table-cell office:value-type="string" calcext:value-type="string">
            <text:p>T3N</text:p>
          </table:table-cell>
          <table:table-cell office:value-type="date" office:date-value="2017-06-12" calcext:value-type="date">
            <text:p>06/12/17</text:p>
          </table:table-cell>
          <table:table-cell table:style-name="ce9" office:value-type="string" calcext:value-type="string">
            <text:p>Blockchain-Technologie studieren: Diese Unis bieten das beste Angebot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features/2017-the-ether-thief/</text:p>
          </table:table-cell>
          <table:table-cell office:value-type="string" calcext:value-type="string">
            <text:p>Bloomberg</text:p>
          </table:table-cell>
          <table:table-cell office:value-type="date" office:date-value="2017-06-13" calcext:value-type="date">
            <text:p>06/13/17</text:p>
          </table:table-cell>
          <table:table-cell office:value-type="string" calcext:value-type="string">
            <text:p>The Ether Thief</text:p>
          </table:table-cell>
          <table:table-cell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bancor-project-raises-some-community-concerns-copycat-ico-website-aims-to-scam-investors/</text:p>
          </table:table-cell>
          <table:table-cell office:value-type="string" calcext:value-type="string">
            <text:p>The Merkle</text:p>
          </table:table-cell>
          <table:table-cell office:value-type="date" office:date-value="2017-06-13" calcext:value-type="date">
            <text:p>06/13/17</text:p>
          </table:table-cell>
          <table:table-cell office:value-type="string" calcext:value-type="string">
            <text:p>Bancor Project Raises Some Community Concerns, Copycat ICO Website Aims to Scam Investors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office:value-type="string" calcext:value-type="string">
            <text:p>Coin Desk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Game of Bluffs? With UAHF, Bitcoin Scaling Becomes Digital 'Missile Crisis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office:value-type="string" calcext:value-type="string">
            <text:p>Bloomberg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A Sneak Peek at the CFA Fintech Ex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gadfly/articles/2017-06-19/amazon-comes-for-grocery-margins-and-market-caps</text:p>
          </table:table-cell>
          <table:table-cell office:value-type="string" calcext:value-type="string">
            <text:p>Bloomberg</text:p>
          </table:table-cell>
          <table:table-cell office:value-type="date" office:date-value="2017-06-19" calcext:value-type="date">
            <text:p>06/19/17</text:p>
          </table:table-cell>
          <table:table-cell office:value-type="string" calcext:value-type="string">
            <text:p>Fly Charts: Amazon is Coming For Grocery Margins and Market Cap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microsoft-engineer-bitmain-zero-clue-bitcoin-decentralization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19" calcext:value-type="date">
            <text:p>06/19/17</text:p>
          </table:table-cell>
          <table:table-cell office:value-type="string" calcext:value-type="string">
            <text:p>Microsoft Engineer: Bitmain Has ‘Zero Clue’ About Bitcoin De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oo-easy-critics-take-aim-at-ethereum-token-standard-amid-ico-boom/</text:p>
          </table:table-cell>
          <table:table-cell table:style-name="ce3" office:value-type="string" calcext:value-type="string">
            <text:p>Coin Desk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Too Easy? Critics Take Aim at Ethereum Token Standard Amid ICO B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view/articles/2017-06-20/bank-relationships-and-index-rules</text:p>
          </table:table-cell>
          <table:table-cell office:value-type="string" calcext:value-type="string">
            <text:p>Bloomberg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Bank Relationships and Index Rul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a-messaging-app-for-ethereum-just-raised-millions-with-barely-an-alpha</text:p>
          </table:table-cell>
          <table:table-cell office:value-type="string" calcext:value-type="string">
            <text:p>Motherboard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A Messaging App for Ethereum Just Raised $44 Million With Barely An Alpha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ttps://www.wsj.com/articles/the-virtual-currency-war-that-threatens-to-tear-bitcoin-apart-14979564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The Virtual-Currency War That Threatens to Tear Bitcoin Apart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ornell-professor-150-million-bancor-flawed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5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3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office:value-type="string" calcext:value-type="string">
            <text:p>Why you won’t be buying a coffee with bitcoin anytime so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m/could-online-harassment-slow-blockchains-growth-256211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Could Online Harassment Slow Blockchain’s Growth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venturebeat.com/2017/07/08/why-bitcoins-value-could-get-even-more-volatile/</text:p>
          </table:table-cell>
          <table:table-cell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office:value-type="string" calcext:value-type="string">
            <text:p>Why Bitcoin’s value could get even more volati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office:value-type="string" calcext:value-type="string">
            <text:p>The Future of Money: Bitcoin and Other Cryptocurrency Technologies Are a Way of Life in This Small Swiss Tow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week.com/2017/07/21/zug-switzerland-crypto-valley-bitcoin-digital-currency-634524.html</text:p>
          </table:table-cell>
          <table:table-cell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office:value-type="string" calcext:value-type="string">
            <text:p>The Future of Money: Bitcoin and Other Cryptocurrency Technologies Are a Way of Life in This Small Swiss T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7/16/tezos-outdoes-icos-now-breaks-bancors-earlier-record/</text:p>
          </table:table-cell>
          <table:table-cell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office:value-type="string" calcext:value-type="string">
            <text:p>Tezos Outdoes All the Other ICOs until Now, Breaks Bancor’s Recor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moon-blockchains-big-hiring-crunch-last-years/</text:p>
          </table:table-cell>
          <table:table-cell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office:value-type="string" calcext:value-type="string">
            <text:p>To the Moon? Blockchain's Hiring Crunch Could Last Yea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call.com/news/police/mc-nws-montgomery-bitcoin-theft-federal-charges-20170719-story.html</text:p>
          </table:table-cell>
          <table:table-cell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office:value-type="string" calcext:value-type="string">
            <text:p>Montco man tells feds he stole $40M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office:value-type="string" calcext:value-type="string">
            <text:p>3 lessons from Tezos’ record-setting blockchain fundrai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ryptocoinsnews.com/111212-2/" xlink:type="simple">https://www.cryptocoinsnews.com/111212-2/</text:a></text:p>
          </table:table-cell>
          <table:table-cell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office:value-type="string" calcext:value-type="string">
            <text:p>$40 Million in Bitcoin: Hacker Tells Feds He Stole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Small-Town Cops Accidentally Find a $40 Million Bitcoin Sc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citi-collaborates-with-cornell-tech-for-blockchain-rd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Citi Collaborates With Cornell Tech For Blockchain R&amp;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Emin Gun Sirer: SEC ICO Guidance is 'End of Beginning for Blockchains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yberscoop.com/chainiac-software-backdoor-mandates-nsa-gchq/</text:p>
          </table:table-cell>
          <table:table-cell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office:value-type="string" calcext:value-type="string">
            <text:p>New tool can help prevent government-mandated backdoors in software, Swiss researchers s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t.com/content/4470a89c-718d-11e7-aca6-c6bd07df1a3c</text:p>
          </table:table-cell>
          <table:table-cell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office:value-type="string" calcext:value-type="string">
            <text:p>SEC looks to deflate bubble in ‘Initial Coin Offerings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ethereumworldnews.com/ethereum-price-sec-dao/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office:value-type="string" calcext:value-type="string">
            <text:p>Ethereum Price Not Slowing Down In Front Of SEC Comments Related To DAO, I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sec-ico-guideline-will-affect-blockchain-cornell-university-professor</text:p>
          </table:table-cell>
          <table:table-cell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office:value-type="string" calcext:value-type="string">
            <text:p>SEC ICO Guideline Will Affect Blockchain: Cornell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office:value-type="string" calcext:value-type="string">
            <text:p><text:s/>Venture Capital-Backed Startups Are Also Starting to Run ICO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conomist.com/news/finance-and-economics/21725598-compromise-over-currencys-future-may-not-last-making-bitcoin-work-better</text:p>
          </table:table-cell>
          <table:table-cell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office:value-type="string" calcext:value-type="string">
            <text:p>Making Bitcoin work bett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heverge.com/2017/7/29/16060344/btce-bitcoin-exchange-takedown-mt-gox-theft-law-enforcement</text:p>
          </table:table-cell>
          <table:table-cell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office:value-type="string" calcext:value-type="string">
            <text:p>Why the feds took down one of Bitcoin’s largest ex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jasonbloomberg/2017/07/30/six-reasons-why-we-need-blockchain-skeptics/#2d91293074af</text:p>
          </table:table-cell>
          <table:table-cell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office:value-type="string" calcext:value-type="string">
            <text:p>Six Reasons Why We Need Blockchain Skeptic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sbt.com/news/business/ap-explains-threat-of-a-bitcoin-split-avoided-for-now</text:p>
          </table:table-cell>
          <table:table-cell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top.com/business-finance/2017/07/threat-of-a-bitcoin-split-avoided-for-now/</text:p>
          </table:table-cell>
          <table:table-cell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ktar.com/story/1678627/threat-of-a-bitcoin-split-avoided-for-now/</text:p>
          </table:table-cell>
          <table:table-cell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tartribune.com/threat-of-a-bitcoin-split-avoided-for-now/437697553/</text:p>
          </table:table-cell>
          <table:table-cell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etronews.ca/news/world/2017/07/31/ap-explains-threat-of-a-bitcoin-split-avoided-for-now.html</text:p>
          </table:table-cell>
          <table:table-cell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bc.net.au/news/2017-08-01/bitcoin-changes-explained/8763980</text:p>
          </table:table-cell>
          <table:table-cell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Bitcoin: What's going on with the digital currenc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bitcoin-is-splitting-in-two-now-what/</text:p>
          </table:table-cell>
          <table:table-cell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Bitcon is Splitting in Two. Now Wha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oided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8483/wait-bitcoin-just-did-what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Wait, Bitcoin Just Did Wha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ert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split from Bitcoin’s civil war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.uk/article/bitcoin-splits-into-two-currencies</text:p>
          </table:table-cell>
          <table:table-cell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Bitcoin has split in two- what does that mea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guardian.co.tt/business-guardian/2017-08-03/threat-bitcoin-split-avoided-now</text:p>
          </table:table-cell>
          <table:table-cell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quintdaily.com/2017/08/bitcoin-price-fall-percentage-august-report/</text:p>
          </table:table-cell>
          <table:table-cell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office:value-type="string" calcext:value-type="string">
            <text:p>Bitcoin Price Fall by Percentage August Repor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conomist.com/news/business-and-finance/21725747-crypto-currencys-split-two-versions-may-be-followed-others-bitcoin</text:p>
          </table:table-cell>
          <table:table-cell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office:value-type="string" calcext:value-type="string">
            <text:p>Bitcoin divides to ru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microsoft-goes-ethereum-561-bln-us-company-releases-ethereum-based-protocol-coco</text:p>
          </table:table-cell>
          <table:table-cell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office:value-type="string" calcext:value-type="string">
            <text:p>Microsoft Goes Ethereum: $561 Bln US Company Releases Ethereum-Based Protocol ‘Coco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ethereumworldnews.com/ethereum-based-protocol-code-privacy-confidential-consortium-framework-coco-published-microsoft/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office:value-type="string" calcext:value-type="string">
            <text:p>Etherurm Based Protocol Code for Privacy: Confidential Consortium Framework Co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m/why-bancor-wants-become-youtube-cryptocurrency-2578294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office:value-type="string" calcext:value-type="string">
            <text:p>Why Bancor Wants To Become The YouTube Of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us.blastingnews.com/world/2017/08/burger-king-creates-its-own-currency-whoppercoin-001968233.html</text:p>
          </table:table-cell>
          <table:table-cell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creates its own currency, Whopper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iliconangle.com/blog/2017/08/29/burger-king-intros-whoppercoin-loyalty-reward-scheme-russia/</text:p>
          </table:table-cell>
          <table:table-cell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debuts WhopperCoin as a loyalty reward program in Russia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cm.net/news/28279-burger-king-launches-cryptocurrency</text:p>
          </table:table-cell>
          <table:table-cell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the-biggest-icos-overview</text:p>
          </table:table-cell>
          <table:table-cell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The Biggest ICOs Overvie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us.blastingnews.com/business/2017/08/burger-king-launches-whoppercoin-001963309.html</text:p>
          </table:table-cell>
          <table:table-cell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Burger King launches Whopper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oftwaretestingnews.co.uk/burger-king-launches-russian-crypto-currency/</text:p>
          </table:table-cell>
          <table:table-cell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Burger King launces Russian Crypto-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lleywatch.com/2017/09/6-thoughts-following-epic-week-going-cryptocurrency-rabbit-hole/</text:p>
          </table:table-cell>
          <table:table-cell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6 Thoughts Following An Epic Week Going Down The Cryptocurrency Rabbit Ho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gearsofbiz.com/burger-king-launches-a-whopper-of-a-loyalty-programme/40259</text:p>
          </table:table-cell>
          <table:table-cell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office:value-type="string" calcext:value-type="string">
            <text:p>Burger King launches a ‘whopper’ of a loyalty programm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ews.sys-con.com/node/4151236</text:p>
          </table:table-cell>
          <table:table-cell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office:value-type="string" calcext:value-type="string">
            <text:p>The Economist Events’ Finance Disrupted Conference To Explore Fintech’s ‘Coming of Age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krqe.com/news/bitcoin-futures-soar-amid-frenzy-over-virtual-currency/1009321608</text:p>
          </table:table-cell>
          <table:table-cell office:value-type="string" calcext:value-type="string">
            <text:p>KRQE</text:p>
          </table:table-cell>
          <table:table-cell office:value-type="date" office:date-value="2017-12-11" calcext:value-type="date">
            <text:p>12/11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cientificamerican.com/article/a-guide-to-the-world-bitcoin-created1/</text:p>
          </table:table-cell>
          <table:table-cell office:value-type="string" calcext:value-type="string">
            <text:p>Scientific American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A Guide to the World Bitcoin Creat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end-net-neutrality-affect-cryptocurrencies/</text:p>
          </table:table-cell>
          <table:table-cell office:value-type="string" calcext:value-type="string">
            <text:p>BTC Manager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How the End of Net Neutrality Could Affect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adgets.ndtv.com/internet/features/bitcoin-may-not-be-the-future-but-the-technology-behind-it-might-well-be-1789816</text:p>
          </table:table-cell>
          <table:table-cell office:value-type="string" calcext:value-type="string">
            <text:p>Gadgets360</text:p>
          </table:table-cell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Bitcoin May Not Be the Future, but the Technology Behind It Might Well Be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day.com/business/bitcoin-long-blockchain-iced-tea-1.15556940</text:p>
          </table:table-cell>
          <table:table-cell office:value-type="string" calcext:value-type="string">
            <text:p>Newsday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Hitching the wagon to bitcoin and hoping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vindy.com/news/2017/dec/22/hitching-wagon-bitcoin-and-hoping-best/</text:p>
          </table:table-cell>
          <table:table-cell office:value-type="string" calcext:value-type="string">
            <text:p>The Vindicator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Hitching the wagon to bitcoin and hoping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ninjas.net/2017/12/22/waves-ng-goes-live-mainnet-company-incorporated-switzerland/</text:p>
          </table:table-cell>
          <table:table-cell office:value-type="string" calcext:value-type="string">
            <text:p>Crypto Ninjas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Waves-NG goes live on mainnet, company incorporated in Switzerlan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ttps://www.hindustantimes.com/business-news/iced-tea-company-to-furniture-maker-companies-rename-themselves-for-bitcoin-gold/story-M3W1U6DeAkShT3Vls0YYPO.html</text:p>
          </table:table-cell>
          <table:table-cell office:value-type="string" calcext:value-type="string">
            <text:p>Hindustan Times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Iced tea company to furniture maker, companies rename themselves for bitcoin go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omaha.com/money/companies-hitch-their-wagon-to-bitcoin-and-hope-for-the/article_29b73c3e-3ee6-58fc-b9e0-fd358130af4e.html</text:p>
          </table:table-cell>
          <table:table-cell office:value-type="string" calcext:value-type="string">
            <text:p>Omaha World Herald</text:p>
          </table:table-cell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Companies Hitch Their Wagon to Bitcoin and Hope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nvestors.com/research/industry-snapshot/bitcoin-blockchain-technology-disruption-private-industry/</text:p>
          </table:table-cell>
          <table:table-cell office:value-type="string" calcext:value-type="string">
            <text:p>Investors Business Daily</text:p>
          </table:table-cell>
          <table:table-cell office:value-type="date" office:date-value="2018-01-09" calcext:value-type="date">
            <text:p>01/09/18</text:p>
          </table:table-cell>
          <table:table-cell office:value-type="string" calcext:value-type="string">
            <text:p>Bitcoin, Blockchain And Private Industry: You Ain't Seen Nothing Yet</text:p>
          </table:table-cell>
          <table:table-cell office:value-type="string" calcext:value-type="string">
            <text:p>ari, 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scientificamerican.com/article/a-guide-to-the-world-bitcoin-created1/</text:p>
          </table:table-cell>
          <table:table-cell office:value-type="string" calcext:value-type="string">
            <text:p>Scientific American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A Guide to the World Bitcoin Creat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ttps://www.bitsonline.com/satoshi-vision-tokyo-speakers/</text:p>
          </table:table-cell>
          <table:table-cell office:value-type="string" calcext:value-type="string">
            <text:p>Bits Online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Bitcoin Cash Backers to Speak at ‘Satoshi’s Vision’ Conference in Toky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ttps://news.bitcoin.com/cornell-researchers-bitcoin-not-as-decentralized-as-assumed/</text:p>
          </table:table-cell>
          <table:table-cell office:value-type="string" calcext:value-type="string">
            <text:p>News Bitcoin</text:p>
          </table:table-cell>
          <table:table-cell office:value-type="date" office:date-value="2018-01-16" calcext:value-type="date">
            <text:p>01/16/18</text:p>
          </table:table-cell>
          <table:table-cell office:value-type="string" calcext:value-type="string">
            <text:p>Cornell Researchers: Bitcoin Not as Decentralized as Assum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blockchain-startup-cypherium-partners-with-ic3-for-scaling-research/</text:p>
          </table:table-cell>
          <table:table-cell office:value-type="string" calcext:value-type="string">
            <text:p>Coin Desk</text:p>
          </table:table-cell>
          <table:table-cell office:value-type="date" office:date-value="2018-01-16" calcext:value-type="date">
            <text:p>01/16/18</text:p>
          </table:table-cell>
          <table:table-cell office:value-type="string" calcext:value-type="string">
            <text:p>Blockchain Startup Cypherium Partners with IC3 for Scaling Resear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ethereum-distributed-decentralized-bitcoin-cornell-professor-emin-gun-sirer-bitcoin-vs-ethereum/</text:p>
          </table:table-cell>
          <table:table-cell office:value-type="string" calcext:value-type="string">
            <text:p>Smartereum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Ethereum is More Distributed and Decentralized Than Bitcoin, Cornell Professor Emin Gun Sirer (Bitcoin vs Ethereum?)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cientist.com/article/2158825-bitcoins-utopia-has-failed-as-big-players-hold-all-the-power/</text:p>
          </table:table-cell>
          <table:table-cell office:value-type="string" calcext:value-type="string">
            <text:p>New Scientist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Bitcoin’s utopia has failed as big players hold all the pow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conotimes.com/Crypto-Valley-Association-to-host-blockchain-RD-conference-in-June-1100859</text:p>
          </table:table-cell>
          <table:table-cell office:value-type="string" calcext:value-type="string">
            <text:p>EconoTimes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Crypto Valley Association to host blockchain R&amp;D conference in Jun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10018/bitcoin-and-ethereum-have-a-hidden-power-structure-and-its-just-been-revealed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8-01-18" calcext:value-type="date">
            <text:p>01/18/18</text:p>
          </table:table-cell>
          <table:table-cell office:value-type="string" calcext:value-type="string">
            <text:p>Bitcoin and Ethereum have a hidden power structure, and it’s just been reveal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cornell-ic3-researchers-propose-solution-bitcoins-multisig-paralysis-problem/</text:p>
          </table:table-cell>
          <table:table-cell office:value-type="string" calcext:value-type="string">
            <text:p>Bitcoin Magaz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IC3 Researchers Propose Solution to Bitcoin’s Multisig “Paralysis” Problem</text:p>
          </table:table-cell>
          <table:table-cell office:value-type="string" calcext:value-type="string">
            <text:p>ari, fan, phil, id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greg-maxwell-resigns-blockstream/</text:p>
          </table:table-cell>
          <table:table-cell office:value-type="string" calcext:value-type="string">
            <text:p>Bits Onl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Bitcoin Dev Greg Maxwell Resigns as CTO of Blockstr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cornell-research-bitcoin-block-size-can-increase-1-7x-maintain-decentralization/</text:p>
          </table:table-cell>
          <table:table-cell office:value-type="string" calcext:value-type="string">
            <text:p>BTC Manager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Research: Bitcoin Block Size Can Increase by 1.7x and Maintain De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in.pcmag.com/bitcoin/118710/news/bitcoin-network-isnt-as-decentralised-as-you-believe-study-r</text:p>
          </table:table-cell>
          <table:table-cell office:value-type="string" calcext:value-type="string">
            <text:p>PC Magazine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Bitcoin network isn't as decentralised as you believe, study revea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cornell-researchers-bitcoin-not-as-decentralized-as-assumed/</text:p>
          </table:table-cell>
          <table:table-cell office:value-type="string" calcext:value-type="string">
            <text:p>Bitcoin.com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Cornell Researchers: Bitcoin Not as Decentralized as Assum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startups.com/2018/01/27/10-cryptocurrency-startups-watch-2018/</text:p>
          </table:table-cell>
          <table:table-cell office:value-type="string" calcext:value-type="string">
            <text:p>Tech Startups</text:p>
          </table:table-cell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10 cryptocurrency startups to watch i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satoshis-vision-bch-craig-wright/</text:p>
          </table:table-cell>
          <table:table-cell office:value-type="string" calcext:value-type="string">
            <text:p>Bits Online</text:p>
          </table:table-cell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‘Satoshi’s Vision’ Bitcoin Cash Conference Adds Craig Wright, Others to Speaker Lineu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calcext:value-type="string">
            <text:p>CBC</text:p>
          </table:table-cell>
          <table:table-cell office:value-type="date" office:date-value="2018-01-28" calcext:value-type="date">
            <text:p>01/28/18</text:p>
          </table:table-cell>
          <table:table-cell office:value-type="string" calcext:value-type="string">
            <text:p>Beyond the speculative sizzle, cryptocurrency may still be a long-term game chang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gizmodo.com/how-much-should-i-regret-not-buying-bitcoin-1822504833</text:p>
          </table:table-cell>
          <table:table-cell office:value-type="string" calcext:value-type="string">
            <text:p>Gizmodo</text:p>
          </table:table-cell>
          <table:table-cell office:value-type="date" office:date-value="2018-01-29" calcext:value-type="date">
            <text:p>01/29/18</text:p>
          </table:table-cell>
          <table:table-cell office:value-type="string" calcext:value-type="string">
            <text:p>How Much Should I Regret Not Buying Bitcoin?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the-2018-satoshis-vision-conference-heads-to-japan/</text:p>
          </table:table-cell>
          <table:table-cell office:value-type="string" calcext:value-type="string">
            <text:p>Bitcoin News</text:p>
          </table:table-cell>
          <table:table-cell office:value-type="date" office:date-value="2018-01-29" calcext:value-type="date">
            <text:p>01/29/18</text:p>
          </table:table-cell>
          <table:table-cell office:value-type="string" calcext:value-type="string">
            <text:p>The 2018 Satoshi’s Vision Conference Heads to Japa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why-tethers-collapse-would-be-bad-for-cryptocurrencies/</text:p>
          </table:table-cell>
          <table:table-cell office:value-type="string" calcext:value-type="string">
            <text:p>Wired</text:p>
          </table:table-cell>
          <table:table-cell office:value-type="date" office:date-value="2018-01-30" calcext:value-type="date">
            <text:p>01/30/18</text:p>
          </table:table-cell>
          <table:table-cell office:value-type="string" calcext:value-type="string">
            <text:p>Why Tether's Collaspe Would Be Bad For Cryptocurrenci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blockchain-firm-cypherium-adds-jeremy-gardner-emin-gun-sirer-advisors/</text:p>
          </table:table-cell>
          <table:table-cell office:value-type="string" calcext:value-type="string">
            <text:p>BlockTribune</text:p>
          </table:table-cell>
          <table:table-cell office:value-type="date" office:date-value="2018-01-30" calcext:value-type="date">
            <text:p>01/30/18</text:p>
          </table:table-cell>
          <table:table-cell office:value-type="string" calcext:value-type="string">
            <text:p>Blockchain Firm Cypherium Adds Jeremy Gardner, Emin Gun Sirer As Advis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leiphone.com/news/201801/eQSQYN0sfyG6cKPR.html</text:p>
          </table:table-cell>
          <table:table-cell office:value-type="string" calcext:value-type="string">
            <text:p>Lei Phone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深度丨1:1锚定美元的USDT：“空气币”诘问从何而来？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guide-bitcoin/</text:p>
          </table:table-cell>
          <table:table-cell office:value-type="string" calcext:value-type="string">
            <text:p>Wired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The Wired Guide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ews.cngold.com.cn/20180204d1903n208502124.html</text:p>
          </table:table-cell>
          <table:table-cell office:value-type="string" calcext:value-type="string">
            <text:p>CNGold</text:p>
          </table:table-cell>
          <table:table-cell office:value-type="date" office:date-value="2018-02-04" calcext:value-type="date">
            <text:p>02/04/18</text:p>
          </table:table-cell>
          <table:table-cell office:value-type="string" calcext:value-type="string">
            <text:p>经济学界如何看待比特币？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journal.net/credit-card-companies-disallowing-users-purchasing-cryptocurrencies/</text:p>
          </table:table-cell>
          <table:table-cell office:value-type="string" calcext:value-type="string">
            <text:p>Coin Journal</text:p>
          </table:table-cell>
          <table:table-cell office:value-type="date" office:date-value="2018-02-04" calcext:value-type="date">
            <text:p>02/04/18</text:p>
          </table:table-cell>
          <table:table-cell office:value-type="string" calcext:value-type="string">
            <text:p>Credit Card Companies are Disallowing Users From Purchasing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urriyet.com.tr/ekonomi/resmen-cakildi-peki-simdi-ne-olacak-cok-kritik-uyari-40732229</text:p>
          </table:table-cell>
          <table:table-cell office:value-type="string" calcext:value-type="string">
            <text:p>Hurriyet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Resmen çakıldı! Peki şimdi ne olacak... Çok kritik uyar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2/05/ico-analysis-neurogress-ai-based-neurocontrol-system/</text:p>
          </table:table-cell>
          <table:table-cell office:value-type="string" calcext:value-type="string">
            <text:p>News BTC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ICO Analysis: Neurogress, AI-Based Neurocontrol Syst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ingularityhub.com/2018/02/05/lets-talk-about-bitcoins-insane-energy-consumption/#sm.00001e94cl53q7f0qs3e68lejjqmb</text:p>
          </table:table-cell>
          <table:table-cell office:value-type="string" calcext:value-type="string">
            <text:p>SingularityHub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Let’s Talk About Bitcoin’s Insane Energy Consump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ohu.com/a/220991049_114778</text:p>
          </table:table-cell>
          <table:table-cell office:value-type="string" calcext:value-type="string">
            <text:p>Sohu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新科技快速指南系列之“比特币”：历史、现在与未来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tocksgazette.com/2018/02/06/forget-bitcoins-btc-lightning-embrace-waves-waves/</text:p>
          </table:table-cell>
          <table:table-cell office:value-type="string" calcext:value-type="string">
            <text:p>Crypto Gazette</text:p>
          </table:table-cell>
          <table:table-cell office:value-type="date" office:date-value="2018-02-06" calcext:value-type="date">
            <text:p>02/06/18</text:p>
          </table:table-cell>
          <table:table-cell office:value-type="string" calcext:value-type="string">
            <text:p>Forget Bitcoin’s (BTC) Lightning, Embrace Waves (WAVES)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oinbulteni.com/prof-emin-gun-sirer-yuzlerce-kripto-para-projesi-var-bunlarin-yuzde-98i-cop-7913.html</text:p>
          </table:table-cell>
          <table:table-cell office:value-type="string" calcext:value-type="string">
            <text:p>KoinBulteni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Prof. Emin Gün Sirer: Yüzlerce kripto para projesi var. Bunların yüzde 98’i çö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24.com.tr/haber/bitcoin-uzmaninin-benzetmesi-facebook-sonradan-cikmisti-my-spacei-rekabet-disina-itmisti,553923</text:p>
          </table:table-cell>
          <table:table-cell office:value-type="string" calcext:value-type="string">
            <text:p>T24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Bitcoin uzmanının benzetmesi: Facebook sonradan çıkmıştı, My Space'i rekabet dışına itmişti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ytimes.com/2018/02/08/technology/cryptocurrencies-come-to-campus.html</text:p>
          </table:table-cell>
          <table:table-cell office:value-type="string" calcext:value-type="string">
            <text:p>The New York Times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Cryptocurrencies Come to Campus</text:p>
          </table:table-cell>
          <table:table-cell office:value-type="string" calcext:value-type="string">
            <text:p>so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anklesstimes.com/2018/02/11/crypto-valley-conference-unique-opportunity-key-point-blockchains-history/</text:p>
          </table:table-cell>
          <table:table-cell office:value-type="string" calcext:value-type="string">
            <text:p>Bankless Times</text:p>
          </table:table-cell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Crypto Valley Conference a unique opportunity at key point in blockchain’s histo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bs.org/wgbh/nova/next/tech/cryptocurrency-privacy/</text:p>
          </table:table-cell>
          <table:table-cell office:value-type="string" calcext:value-type="string">
            <text:p>PBS - Nova Next</text:p>
          </table:table-cell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Will Cryptocurrencies Spy on Us or Set Us Free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buterin-theymos-deplorable/</text:p>
          </table:table-cell>
          <table:table-cell office:value-type="string" calcext:value-type="string">
            <text:p>Bits Online</text:p>
          </table:table-cell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Vitalik Buterin Calls Theymos’ r/Bitcoin Moderation “Deplorable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guardian.com/science/2018/feb/18/genetics-how-do-you-make-money-from-your-dna</text:p>
          </table:table-cell>
          <table:table-cell office:value-type="string" calcext:value-type="string">
            <text:p>The Guardian</text:p>
          </table:table-cell>
          <table:table-cell office:value-type="date" office:date-value="2018-02-18" calcext:value-type="date">
            <text:p>02/18/18</text:p>
          </table:table-cell>
          <table:table-cell office:value-type="string" calcext:value-type="string">
            <text:p>How can I make money from my DNA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bancor-bounce-back-doubted-ico-winning-adoption/</text:p>
          </table:table-cell>
          <table:table-cell office:value-type="string" calcext:value-type="string">
            <text:p>Coindesk</text:p>
          </table:table-cell>
          <table:table-cell office:value-type="date" office:date-value="2018-02-19" calcext:value-type="date">
            <text:p>02/19/18</text:p>
          </table:table-cell>
          <table:table-cell office:value-type="string" calcext:value-type="string">
            <text:p>Bancor Bounce Back? ICO Is Winning Adop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fr.biz/microsoft-cypherium-announces-development-of-a</text:p>
          </table:table-cell>
          <table:table-cell office:value-type="string" calcext:value-type="string">
            <text:p>Bitcoin</text:p>
          </table:table-cell>
          <table:table-cell office:value-type="date" office:date-value="2018-02-19" calcext:value-type="date">
            <text:p>02/19/18</text:p>
          </table:table-cell>
          <table:table-cell office:value-type="string" calcext:value-type="string">
            <text:p>Microsoft cypherium announces development of a scalable, hybrid blockchain 4-traders bitcoin lin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verge.com/2018/2/21/17037606/telegram-open-network-app-ico-cryptocurrency-ton</text:p>
          </table:table-cell>
          <table:table-cell office:value-type="string" calcext:value-type="string">
            <text:p>The Verge</text:p>
          </table:table-cell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Exclusive: Telegram is holding a secretive second pre-ICO sa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solve-genomics-with-blockchain/</text:p>
          </table:table-cell>
          <table:table-cell office:value-type="string" calcext:value-type="string">
            <text:p>Wired</text:p>
          </table:table-cell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Solve Genomics With the Blockchain? Why The Hell No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ohu.com/a/223461883_118792</text:p>
          </table:table-cell>
          <table:table-cell office:value-type="string" calcext:value-type="string">
            <text:p>Sohu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8.5亿美元还不够，Telegram被曝正秘密进行第二轮ICO预售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afef.vn/chua-ico-da-co-the-huy-dong-16-ty-usd-telegram-thuc-su-la-thuong-vu-dang-gia-hay-chi-la-con-sot-ao-20180222121712039.chn</text:p>
          </table:table-cell>
          <table:table-cell office:value-type="string" calcext:value-type="string">
            <text:p>Cafef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Chưa ICO đã có thể huy động 1,6 tỷ USD, Telegram thực sự là thương vụ đáng giá hay chỉ là cơn sốt ảo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calcext:value-type="string">
            <text:p>iCrowdNewswire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Exclusivo: Telegram tiene una segunda venta secreta previa a la ICO. La compañía está recaudando aún más efectivo por su controvertida red de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3681/90-of-the-mining-power-is-owned-by-16-miners-in-bitcoin-and-11-miners-in-ethereum-says-emin-gun-sirer-el33th4xor/</text:p>
          </table:table-cell>
          <table:table-cell office:value-type="string" calcext:value-type="string">
            <text:p>Smartereum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90% of the mining power is owned by 16 miners in Bitcoin and 11 miners in Ethereum, says Emin Gün Sirer ( @el33th4xor)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k.finance.yahoo.com/news/bitcoin-blockchain-consume-exorbitant-amount-214400633.html</text:p>
          </table:table-cell>
          <table:table-cell office:value-type="string" calcext:value-type="string">
            <text:p>Yahoo Finance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Bitcoin and blockchain consume an exorbitant amount of energy. These engineers are trying to change tha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2/23/bitcoin-blockchain-consumes-a-lot-of-energy-engineers-changing-that.html</text:p>
          </table:table-cell>
          <table:table-cell office:value-type="string" calcext:value-type="string">
            <text:p>CNBC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Bitcoin and blockchain consume an exorbitant amount of energy. These engineers are trying to change tha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ohu.com/a/223867105_114877</text:p>
          </table:table-cell>
          <table:table-cell office:value-type="string" calcext:value-type="string">
            <text:p>Sohu</text:p>
          </table:table-cell>
          <table:table-cell office:value-type="date" office:date-value="2018-02-24" calcext:value-type="date">
            <text:p>02/24/18</text:p>
          </table:table-cell>
          <table:table-cell office:value-type="string" calcext:value-type="string">
            <text:p>区块链电力消耗问题怎么解决？攻城狮们作出了这些努力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lleywatch.com/2018/03/pundits-wrong-bancor-solves-big-problem-scaling-rapidly/</text:p>
          </table:table-cell>
          <table:table-cell office:value-type="string" calcext:value-type="string">
            <text:p>Alley Watch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The Pundits Were Wrong, Bancor Solves A Big Problem, and is Scaling Rapidly</text:p>
          </table:table-cell>
          <table:table-cell office:value-type="string" calcext:value-type="string">
            <text:p>sirer-ne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jeffkauflin/2018/03/02/bitcoin-thieves-beware-super-secure-wallet-maker-casa-raises-2-million/#7306fc374423</text:p>
          </table:table-cell>
          <table:table-cell office:value-type="string" calcext:value-type="string">
            <text:p>Forbes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Bitcoin Thieves Beware: Super Secure Wallet Maker Casa Raises $2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3/02/casa-wallet-provider-aims-supply-ultimate-crypto-security/</text:p>
          </table:table-cell>
          <table:table-cell office:value-type="string" calcext:value-type="string">
            <text:p>News BTC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Casa Wallet Provider Aims to Supply the Ultimate in Crypto Secur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hese-icos-have-not-been-subpoenaed-by-the-sec</text:p>
          </table:table-cell>
          <table:table-cell office:value-type="string" calcext:value-type="string">
            <text:p>ETHNews</text:p>
          </table:table-cell>
          <table:table-cell office:value-type="date" office:date-value="2018-03-03" calcext:value-type="date">
            <text:p>03/03/18</text:p>
          </table:table-cell>
          <table:table-cell office:value-type="string" calcext:value-type="string">
            <text:p>These ICOs Have Not Been Subpoenaed By The SEC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middleeast.com/en/bitcoin-thieves-beware-super-secure-wallet-maker-casa-raises-2-million/</text:p>
          </table:table-cell>
          <table:table-cell office:value-type="string" calcext:value-type="string">
            <text:p>Forbes Middle East</text:p>
          </table:table-cell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Bitcoin Thieves Beware: Super Secure Wallet Maker Casa Raises $2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3/05/nfl-star-richard-sherman-invest-cryptocurrencies-responsibly/</text:p>
          </table:table-cell>
          <table:table-cell office:value-type="string" calcext:value-type="string">
            <text:p>News BTC</text:p>
          </table:table-cell>
          <table:table-cell office:value-type="date" office:date-value="2018-03-05" calcext:value-type="date">
            <text:p>03/05/18</text:p>
          </table:table-cell>
          <table:table-cell office:value-type="string" calcext:value-type="string">
            <text:p>NFL Star Richard Sherman: Invest in Cryptocurrencies Responsib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new-casa-bitcoin-cold-storage-wallet-hackers-stand-no-chance/</text:p>
          </table:table-cell>
          <table:table-cell office:value-type="string" calcext:value-type="string">
            <text:p>BTC Manager</text:p>
          </table:table-cell>
          <table:table-cell office:value-type="date" office:date-value="2018-03-05" calcext:value-type="date">
            <text:p>03/05/18</text:p>
          </table:table-cell>
          <table:table-cell office:value-type="string" calcext:value-type="string">
            <text:p>With the New Casa Bitcoin Cold Storage Wallet Hackers Stand no Cha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twitter-pledges-action-crypto-scams-account-shadow-bans/</text:p>
          </table:table-cell>
          <table:table-cell office:value-type="string" calcext:value-type="string">
            <text:p>Coindesk</text:p>
          </table:table-cell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Twitter Pledges Action on Crypto Scams After Account Ba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8-03-07/twitter-says-it-is-implementing-measures-to-prevent-crypto-scams</text:p>
          </table:table-cell>
          <table:table-cell office:value-type="string" calcext:value-type="string">
            <text:p>Bloomberg Technology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Says It Is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hindustantimes.com/tech/twitter-to-crack-down-on-cryptocurrency-scams-on-its-platform/story-Ph9Ew7rK92NwWid6xRDa4L.html</text:p>
          </table:table-cell>
          <table:table-cell office:value-type="string" calcext:value-type="string">
            <text:p>Hindustan Time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to crack down on cryptocurrency scams on its platfor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k.investing.com/news/cryptocurrency-news/twitter-says-it-is-implementing-measures-to-prevent-crypto-scams-1069369</text:p>
          </table:table-cell>
          <table:table-cell office:value-type="string" calcext:value-type="string">
            <text:p>Investing.com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Says It Is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ybroadband.co.za/news/cryptocurrency/251469-twitter-implementing-measures-to-prevent-crypto-scams.html</text:p>
          </table:table-cell>
          <table:table-cell office:value-type="string" calcext:value-type="string">
            <text:p>My Broadband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go/tech/twitter-cryptocurrency-scams/</text:p>
          </table:table-cell>
          <table:table-cell office:value-type="string" calcext:value-type="string">
            <text:p>Fortun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Is Trying to Halt Cryptocurrency-Related Scams on Its Platfor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tocksgazette.com/2018/03/07/neo-neo-twitterstorm-could-be-a-threat/</text:p>
          </table:table-cell>
          <table:table-cell office:value-type="string" calcext:value-type="string">
            <text:p>Crypto Gazett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NEO (NEO) – Twitterstorm Could Be A Threa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currencyanalytics.com/136/twitter-bans-krakens-support-handle-krakensupport/</text:p>
          </table:table-cell>
          <table:table-cell office:value-type="string" calcext:value-type="string">
            <text:p>Cryptocurrency Analytic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bans Kraken’s support handle – krakensuppor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publico.pt/2018/03/07/tecnologia/noticia/twitter-diz-que-vai-resolver-burlas-com-criptomoedas-1805707</text:p>
          </table:table-cell>
          <table:table-cell office:value-type="string" calcext:value-type="string">
            <text:p>Publico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promete resolver burlas com criptomoeda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emin-gun-sirer-crypto/</text:p>
          </table:table-cell>
          <table:table-cell office:value-type="string" calcext:value-type="string">
            <text:p>Bits Onlin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p Ed: Crypto Pundit Emin Gün Sirer Clueless on Responsible Disclosure</text:p>
          </table:table-cell>
          <table:table-cell office:value-type="string" calcext:value-type="string">
            <text:p>sirer-ne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ancemagnates.com/cryptocurrency/news/twitter-finally-responds-epidemic-cryptocurrency-scams/</text:p>
          </table:table-cell>
          <table:table-cell office:value-type="string" calcext:value-type="string">
            <text:p>Finance Magnate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Finally Responds to Epidemic of Cryptocurrency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from-attack-to-optimization-slush-pool-reveals-asic-boost-compatibility/</text:p>
          </table:table-cell>
          <table:table-cell office:value-type="string" calcext:value-type="string">
            <text:p>Bitcoin.com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From ‘Attack’ to ‘Optimization’ — Slush Pool Reveals ASIC Boost Compati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en.brinkwire.com/194275/twitter-implementing-measures-to-prevent-crypto-scams/</text:p>
          </table:table-cell>
          <table:table-cell office:value-type="string" calcext:value-type="string">
            <text:p>Brinkwire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na.co/twitter-inc-employ-measures-curb-cryptocurrency-scams/</text:p>
          </table:table-cell>
          <table:table-cell office:value-type="string" calcext:value-type="string">
            <text:p>Crytona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Inc. To Employ Measures To Curb Cryptocurrency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zmancoin.com/bitcoin-emin-gun/</text:p>
          </table:table-cell>
          <table:table-cell office:value-type="string" calcext:value-type="string">
            <text:p>UzmanCoin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Emin Gün Sirer: Bitcoin şu anda sallanıy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u.nl/internet/5166965/twitter-wil-oplichting-met-cryptovalutas-aanpakken.html</text:p>
          </table:table-cell>
          <table:table-cell office:value-type="string" calcext:value-type="string">
            <text:p>Nu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wil oplichting met cryptovaluta's aanpakken 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razon.com.mx/prohibe-twitter-uso-del-bitcoin-en-su-red/</text:p>
          </table:table-cell>
          <table:table-cell office:value-type="string" calcext:value-type="string">
            <text:p>La Razon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Prohíbe Twitter uso del bitcoin en su r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startups.com/2018/03/08/top-icos-to-watch-in-2018-top-icos-to-invest-in/</text:p>
          </table:table-cell>
          <table:table-cell office:value-type="string" calcext:value-type="string">
            <text:p>Tech Startups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op ICOs to Watch i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5-things-didnt-know-waves/</text:p>
          </table:table-cell>
          <table:table-cell office:value-type="string" calcext:value-type="string">
            <text:p>Bitcoinist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5 Things You Didn't Know About Waves, The Fastest Blockchain In The World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irishtechnews.ie/looking-for-the-best-blockchain-and-decentralized-applications-vladislav-dramaliev-aeternity-speaking-at-chainges/</text:p>
          </table:table-cell>
          <table:table-cell office:value-type="string" calcext:value-type="string">
            <text:p>Irish Tech News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Looking For the Best Blockchain And Decentralized Applications Vladislav Dramaliev, Aeternity, Speaking at 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yuanchuang.caijing.com.cn/2018/0309/4415819.shtml</text:p>
          </table:table-cell>
          <table:table-cell office:value-type="string" calcext:value-type="string">
            <text:p>Yuan Chuang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数字资产潮涌，揭秘比特币等加密代币的内在价值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zzfeed.com/ryanmac/cryptocurrency-white-paper-plagiarism-tron-justin-sun?utm_term=.gv5b7avMQ#.mpvex0koA</text:p>
          </table:table-cell>
          <table:table-cell office:value-type="string" calcext:value-type="string">
            <text:p>Buzzfeed News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Want To Make Millions? Copy Someone’s Cryptocurrency Project.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xpress.co.uk/finance/city/929643/PacCoin-coin-price-coinmarketcap-reddit-Cryptocurrency-news-latest</text:p>
          </table:table-cell>
          <table:table-cell office:value-type="string" calcext:value-type="string">
            <text:p>Express UK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Cryptocurrency news: What is PacCoin? What happened on Coinmarketcap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u.nl/internet/5166965/twitter-wil-oplichting-met-cryptovalutas-aanpakken.html</text:p>
          </table:table-cell>
          <table:table-cell office:value-type="string" calcext:value-type="string">
            <text:p>Nu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wil oplichting met cryptovaluta's aanpakk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nvestopedia.com/news/twitter-suspending-accounts-curb-crypto-scams/</text:p>
          </table:table-cell>
          <table:table-cell office:value-type="string" calcext:value-type="string">
            <text:p>Investopedia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Suspending Accounts to Curb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vest.com/news/twitter-trying-to-crackdown-on-crypto-scams-hit-and-miss-so-far/</text:p>
          </table:table-cell>
          <table:table-cell office:value-type="string" calcext:value-type="string">
            <text:p>Crypto Vest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Trying to Crackdown on Crypto Scams; Hit and Miss so F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arketmogul.com/bitcoin-scam-accounts/</text:p>
          </table:table-cell>
          <table:table-cell office:value-type="string" calcext:value-type="string">
            <text:p>Market Mogul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’s Bitcoin Scam Accounts Will Be Addressed, Says CE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deccanchronicle.com/nation/in-other-news/100318/laxmicoin-doing-rounds-not-legal-tender-officials.html</text:p>
          </table:table-cell>
          <table:table-cell office:value-type="string" calcext:value-type="string">
            <text:p>Deccan Chronicle</text:p>
          </table:table-cell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Laxmicoin doing rounds not legal tender: Officia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oracletimes.com/the-obscuring-event-that-placed-a-foreign-coin-above-ripple-xrp-in-the-coinmarketcap/</text:p>
          </table:table-cell>
          <table:table-cell office:value-type="string" calcext:value-type="string">
            <text:p>CryptoNews</text:p>
          </table:table-cell>
          <table:table-cell office:value-type="date" office:date-value="2018-03-11" calcext:value-type="date">
            <text:p>03/11/18</text:p>
          </table:table-cell>
          <table:table-cell office:value-type="string" calcext:value-type="string">
            <text:p>The Obscuring Event That Placed A Foreign Coin Above Ripple (XRP) In The CoinMarketCa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asdaq.com/article/heres-what-you-really-need-to-know-about-bitcoin-cm933523</text:p>
          </table:table-cell>
          <table:table-cell office:value-type="string" calcext:value-type="string">
            <text:p>Nasdaq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Here's What You Really Need To Know About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jeffkauflin/2018/03/13/hedera-hashgraph-thinks-it-can-one-up-bitcoin-and-ethereum-with-faster-transactions/#3501bc37abcb</text:p>
          </table:table-cell>
          <table:table-cell office:value-type="string" calcext:value-type="string">
            <text:p>Forbes</text:p>
          </table:table-cell>
          <table:table-cell office:value-type="date" office:date-value="2018-03-13" calcext:value-type="date">
            <text:p>03/13/18</text:p>
          </table:table-cell>
          <table:table-cell office:value-type="string" calcext:value-type="string">
            <text:p>Hedera Hashgraph Thinks It Can One-Up Bitcoin And Ethereum With Faster Transact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quities.com/news/heres-what-you-really-need-to-know-about-bitcoin</text:p>
          </table:table-cell>
          <table:table-cell office:value-type="string" calcext:value-type="string">
            <text:p>Equities.com</text:p>
          </table:table-cell>
          <table:table-cell office:value-type="date" office:date-value="2018-03-13" calcext:value-type="date">
            <text:p>03/13/18</text:p>
          </table:table-cell>
          <table:table-cell office:value-type="string" calcext:value-type="string">
            <text:p>Here's What You Really Need to Know About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gadfly/articles/2018-03-14/google-ad-ban-leaves-twitter-jack-dorsey-with-a-crypto-challenge</text:p>
          </table:table-cell>
          <table:table-cell office:value-type="string" calcext:value-type="string">
            <text:p>Bloomberg Gadfly</text:p>
          </table:table-cell>
          <table:table-cell office:value-type="date" office:date-value="2018-03-14" calcext:value-type="date">
            <text:p>03/14/18</text:p>
          </table:table-cell>
          <table:table-cell office:value-type="string" calcext:value-type="string">
            <text:p>Google's Ad Ban Leaves Twitter With a Crypto-Challe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calcext:value-type="string">
            <text:p>The Washington Post</text:p>
          </table:table-cell>
          <table:table-cell office:value-type="date" office:date-value="2018-03-14" calcext:value-type="date">
            <text:p>03/14/18</text:p>
          </table:table-cell>
          <table:table-cell office:value-type="string" calcext:value-type="string">
            <text:p>Google’s Ad Ban Leaves Twitter with a Crypto-Challenge: Gadf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technews.com/2018/03/14/could-hedera-hashgraph-be-the-best-alternative-to-blockchain/</text:p>
          </table:table-cell>
          <table:table-cell office:value-type="string" calcext:value-type="string">
            <text:p>The Technews</text:p>
          </table:table-cell>
          <table:table-cell office:value-type="date" office:date-value="2018-03-14" calcext:value-type="date">
            <text:p>03/14/18</text:p>
          </table:table-cell>
          <table:table-cell office:value-type="string" calcext:value-type="string">
            <text:p>Could Hedera Hashgraph be the best alternative to blockchai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quint.com/opinion/2018/03/14/google-ad-ban-leaves-twitter-jack-dorsey-with-a-crypto-challenge</text:p>
          </table:table-cell>
          <table:table-cell office:value-type="string" calcext:value-type="string">
            <text:p>Bloomberg Gadfly</text:p>
          </table:table-cell>
          <table:table-cell office:value-type="date" office:date-value="2018-03-14" calcext:value-type="date">
            <text:p>03/14/18</text:p>
          </table:table-cell>
          <table:table-cell office:value-type="string" calcext:value-type="string">
            <text:p>Google Ad Ban Leaves Twitter Jack Dorsey with a Crypto-Challe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hindustantimes.com/tech/google-s-ban-on-cryptocurrency-ads-puts-twitter-ceo-jack-dorsey-in-awkward-spot/story-HeO0H3f5DHOQMDROOfEPuO.html</text:p>
          </table:table-cell>
          <table:table-cell office:value-type="string" calcext:value-type="string">
            <text:p>Hindustan Times</text:p>
          </table:table-cell>
          <table:table-cell office:value-type="date" office:date-value="2018-03-15" calcext:value-type="date">
            <text:p>03/15/18</text:p>
          </table:table-cell>
          <table:table-cell office:value-type="string" calcext:value-type="string">
            <text:p>Google’s ban on cryptocurrency ads puts Twitter CEO Jack Dorsey in awkward spo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nvestopedia.com/tech/google-cryptocurrency-ad-ban-trouble-twitter-ceo-jack-dorsey/</text:p>
          </table:table-cell>
          <table:table-cell office:value-type="string" calcext:value-type="string">
            <text:p>Investopedia</text:p>
          </table:table-cell>
          <table:table-cell office:value-type="date" office:date-value="2018-03-15" calcext:value-type="date">
            <text:p>03/15/18</text:p>
          </table:table-cell>
          <table:table-cell office:value-type="string" calcext:value-type="string">
            <text:p>Google Cryptocurrency Ad Ban is Trouble for Twitter CEO Jack Dorse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oft-hard-velvet-new-fork-promises-crypto-upgrades-without-controversy/</text:p>
          </table:table-cell>
          <table:table-cell office:value-type="string" calcext:value-type="string">
            <text:p>Coindesk</text:p>
          </table:table-cell>
          <table:table-cell office:value-type="date" office:date-value="2018-03-15" calcext:value-type="date">
            <text:p>03/15/18</text:p>
          </table:table-cell>
          <table:table-cell office:value-type="string" calcext:value-type="string">
            <text:p>Velvet Forks: Crypto Updates Without the Controvers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rainscleveland.com/article/20180318/news/155206/cleveland-company-casting-plan-change-how-we-vote</text:p>
          </table:table-cell>
          <table:table-cell office:value-type="string" calcext:value-type="string">
            <text:p>Cleveland Business</text:p>
          </table:table-cell>
          <table:table-cell office:value-type="date" office:date-value="2018-03-18" calcext:value-type="date">
            <text:p>03/18/18</text:p>
          </table:table-cell>
          <table:table-cell office:value-type="string" calcext:value-type="string">
            <text:p>Cleveland company casting plan to change how we vot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twitter-begin-banning-cryptocurrency-ads/</text:p>
          </table:table-cell>
          <table:table-cell office:value-type="string" calcext:value-type="string">
            <text:p>Bitcoinist</text:p>
          </table:table-cell>
          <table:table-cell office:value-type="date" office:date-value="2018-03-18" calcext:value-type="date">
            <text:p>03/18/18</text:p>
          </table:table-cell>
          <table:table-cell office:value-type="string" calcext:value-type="string">
            <text:p>Twitter to Begin Banning Cryptocurrency A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2018/03/18/report-twitter-cryptocurrency-ads/</text:p>
          </table:table-cell>
          <table:table-cell office:value-type="string" calcext:value-type="string">
            <text:p>Fortune</text:p>
          </table:table-cell>
          <table:table-cell office:value-type="date" office:date-value="2018-03-18" calcext:value-type="date">
            <text:p>03/18/18</text:p>
          </table:table-cell>
          <table:table-cell office:value-type="string" calcext:value-type="string">
            <text:p>Report: Twitter to Ban Many Cryptocurrency A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witter-will-ban-advertisements-for-icos-cryptocurrency-wallets</text:p>
          </table:table-cell>
          <table:table-cell office:value-type="string" calcext:value-type="string">
            <text:p>ETHNews</text:p>
          </table:table-cell>
          <table:table-cell office:value-type="date" office:date-value="2018-03-19" calcext:value-type="date">
            <text:p>03/19/18</text:p>
          </table:table-cell>
          <table:table-cell office:value-type="string" calcext:value-type="string">
            <text:p>Twitter Will Ban Advertisements For ICOs, Cryptocurrency Wall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digiday.com/marketing/twitter-might-ban-crypto-ads/</text:p>
          </table:table-cell>
          <table:table-cell office:value-type="string" calcext:value-type="string">
            <text:p>Digiday</text:p>
          </table:table-cell>
          <table:table-cell office:value-type="date" office:date-value="2018-03-19" calcext:value-type="date">
            <text:p>03/19/18</text:p>
          </table:table-cell>
          <table:table-cell office:value-type="string" calcext:value-type="string">
            <text:p>Twitter might ban crypto ads to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twitter-to-ban-cryptocurrency-related-advertisements/</text:p>
          </table:table-cell>
          <table:table-cell office:value-type="string" calcext:value-type="string">
            <text:p>BlockTribune</text:p>
          </table:table-cell>
          <table:table-cell office:value-type="date" office:date-value="2018-03-19" calcext:value-type="date">
            <text:p>03/19/18</text:p>
          </table:table-cell>
          <table:table-cell office:value-type="string" calcext:value-type="string">
            <text:p>Twitter May Ban Cryptocurrency-Related Advertiseme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intercept.com/2018/03/20/the-nsa-worked-to-track-down-bitcoin-users-snowden-documents-reveal/</text:p>
          </table:table-cell>
          <table:table-cell office:value-type="string" calcext:value-type="string">
            <text:p>The Intercept</text:p>
          </table:table-cell>
          <table:table-cell office:value-type="date" office:date-value="2018-03-20" calcext:value-type="date">
            <text:p>03/20/18</text:p>
          </table:table-cell>
          <table:table-cell office:value-type="string" calcext:value-type="string">
            <text:p>The NSA Worked to "Track Down" Bitcoin Users, Snowden Documents Reve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rt.com/usa/421867-nsa-targeted-bitcoin-users-snowden/</text:p>
          </table:table-cell>
          <table:table-cell office:value-type="string" calcext:value-type="string">
            <text:p>RT</text:p>
          </table:table-cell>
          <table:table-cell office:value-type="date" office:date-value="2018-03-20" calcext:value-type="date">
            <text:p>03/20/18</text:p>
          </table:table-cell>
          <table:table-cell office:value-type="string" calcext:value-type="string">
            <text:p>‘Bitcoin is #1 priority’: NSA targeted cryptocurrency users globally, Snowden leaks sh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lerance.com/twitter-to-ban-cryptocurrency-ads/</text:p>
          </table:table-cell>
          <table:table-cell office:value-type="string" calcext:value-type="string">
            <text:p>Cryptolerance</text:p>
          </table:table-cell>
          <table:table-cell office:value-type="date" office:date-value="2018-03-20" calcext:value-type="date">
            <text:p>03/20/18</text:p>
          </table:table-cell>
          <table:table-cell office:value-type="string" calcext:value-type="string">
            <text:p>Twitter to Ban Cryptocurrency A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3/21/how-to-pick-the-best-cryptocurrency-exchange.html</text:p>
          </table:table-cell>
          <table:table-cell office:value-type="string" calcext:value-type="string">
            <text:p>CNBC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Don't buy your bitcoin from a place that could disappear overnigh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cryptocurrency-users-being-tracked-by-the-us-national-security-agency-snowden-leaks-show/</text:p>
          </table:table-cell>
          <table:table-cell office:value-type="string" calcext:value-type="string">
            <text:p>BlockTribune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Cryptocurrency Users Being Tracked By The US National Security Agency – Snowden Leaks Sh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speaker.com/2018/03/21/nsa-tracking-bitcoin-users-snowden-documents-reveal/</text:p>
          </table:table-cell>
          <table:table-cell office:value-type="string" calcext:value-type="string">
            <text:p>Coin Speaker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The NSA Has Been Tracking Bitcoin Users, Snowden Documents Reve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spot.com/article/1594-blockchain-development/</text:p>
          </table:table-cell>
          <table:table-cell office:value-type="string" calcext:value-type="string">
            <text:p>Techspot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The Authoritative Guide to Blockchain Develop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oneycontrol.com/news/business/cryptocurrency/after-google-facebook-twitter-may-also-ban-cryptocurrency-ads-in-coming-weeks-2532265.html</text:p>
          </table:table-cell>
          <table:table-cell office:value-type="string" calcext:value-type="string">
            <text:p>Money Control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After Google &amp; Facebook, Twitter may also ban cryptocurrency ads in coming wee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naval-metastable-bloxroute-blockchain-funding/</text:p>
          </table:table-cell>
          <table:table-cell office:value-type="string" calcext:value-type="string">
            <text:p>Coindesk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Better Bitcoin Relay? Crypto VCs Back BloXroute Funding</text:p>
          </table:table-cell>
          <table:table-cell office:value-type="string" calcext:value-type="string">
            <text:p>sirer, bas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extra.com/newsarticle/31851/jpmorgan-chase-international-chairman-backs-new-non-anonymous-digital-currency</text:p>
          </table:table-cell>
          <table:table-cell office:value-type="string" calcext:value-type="string">
            <text:p>Finextra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JPMorgan Chase International chairman backs new non-anonymous digit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sinesswire.com/news/home/20180322005103/en/Saga-Foundation-Announces-Plan-Create-Non-Anonymous-Reserve-Backed</text:p>
          </table:table-cell>
          <table:table-cell office:value-type="string" calcext:value-type="string">
            <text:p>Business Wire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The Saga Foundation Announces Its Plan to Create a Non-Anonymous, Reserve-Backed Digit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idol.com/snowden-revealed-secret-document/</text:p>
          </table:table-cell>
          <table:table-cell office:value-type="string" calcext:value-type="string">
            <text:p>Coin Idol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Snowden Revealed a Secret Document Showing How NSA Tracked Bitcoin Us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leaprate.com/cryptocurrency/blockchain/saga-foundation-to-create-a-non-anonymous-blockchain-based-digital-currency/</text:p>
          </table:table-cell>
          <table:table-cell office:value-type="string" calcext:value-type="string">
            <text:p>LeapRate.com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Saga Foundation to create a non-anonymous blockchain-based digit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insidercarnews.com/2018/03/22/the-nsa-has-been-tracking-bitcoin-users-snowden-documents/</text:p>
          </table:table-cell>
          <table:table-cell office:value-type="string" calcext:value-type="string">
            <text:p>The Insider Car News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The NSA Has Been Tracking Bitcoin Users, Snowden Documents Reve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3/22/colleges-are-now-offering-courses-in-cryptocurrencies-and-blockchain.html</text:p>
          </table:table-cell>
          <table:table-cell office:value-type="string" calcext:value-type="string">
            <text:p>CNBC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The crypto craze has spread to college campuse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non-anonymous-stablecoin-saga-launches-big-shot-advisor-team/</text:p>
          </table:table-cell>
          <table:table-cell office:value-type="string" calcext:value-type="string">
            <text:p>Coindesk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A Non-Anonymous Stablecoin? Saga Launches With Big-Shot Advisor T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anklesstimes.com/2018/03/22/saga-foundation-to-create-non-anonymous-blockchain-based-digital-currency/</text:p>
          </table:table-cell>
          <table:table-cell office:value-type="string" calcext:value-type="string">
            <text:p>Bankless Times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Saga Foundation to create non-anonymous blockchain-based digit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crunch.com/2018/03/23/saga-is-the-thinking-persons-cryptocurrency/</text:p>
          </table:table-cell>
          <table:table-cell office:value-type="string" calcext:value-type="string">
            <text:p>Tech Crunch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Saga is the thinking person’s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satoshis-vision-conference-tokyo/</text:p>
          </table:table-cell>
          <table:table-cell office:value-type="string" calcext:value-type="string">
            <text:p>Bits Online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Staying True to Satoshi’s Vision: First Conference Kicks Off in Toky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couldnt-make-it-to-tokyo-check-out-the-satoshis-vision-live-stream/</text:p>
          </table:table-cell>
          <table:table-cell office:value-type="string" calcext:value-type="string">
            <text:p>Bitcoin News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Couldn’t Make it to Tokyo? Check Out the Satoshi’s Vision Live Str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ozy.com/fast-forward/the-pending-battle-over-cuddly-crypto-pets/83921</text:p>
          </table:table-cell>
          <table:table-cell office:value-type="string" calcext:value-type="string">
            <text:p>Ozy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The Pending Battle Over Cuddly Crypto-P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daily.co.uk/2018/03/non-anonymous-stablecoin-saga/</text:p>
          </table:table-cell>
          <table:table-cell office:value-type="string" calcext:value-type="string">
            <text:p>Crypto Daily</text:p>
          </table:table-cell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Non-Anonymous Stablecoin – Saga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na.co/bloxroute-project-promises-better-cryptocurrency-relay/</text:p>
          </table:table-cell>
          <table:table-cell office:value-type="string" calcext:value-type="string">
            <text:p>Cryptona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BloXroute Project Promises Better Cryptocurrency Relay</text:p>
          </table:table-cell>
          <table:table-cell office:value-type="string" calcext:value-type="string">
            <text:p>sirer, bas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satoshis-vision-2018-bolstering-the-future-of-bitcoin-cash-adoption/</text:p>
          </table:table-cell>
          <table:table-cell office:value-type="string" calcext:value-type="string">
            <text:p>Bitcoin News</text:p>
          </table:table-cell>
          <table:table-cell office:value-type="date" office:date-value="2018-03-25" calcext:value-type="date">
            <text:p>03/25/18</text:p>
          </table:table-cell>
          <table:table-cell office:value-type="string" calcext:value-type="string">
            <text:p>Satoshi’s Vision 2018 Conference Report: Bolstering the Future of Adop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rustnodes.com/2018/03/26/lightning-network-economically-broken-says-emin-gun-sirer-%E2%80%8F</text:p>
          </table:table-cell>
          <table:table-cell office:value-type="string" calcext:value-type="string">
            <text:p>Trustnodes</text:p>
          </table:table-cell>
          <table:table-cell office:value-type="date" office:date-value="2018-03-26" calcext:value-type="date">
            <text:p>03/26/18</text:p>
          </table:table-cell>
          <table:table-cell office:value-type="string" calcext:value-type="string">
            <text:p>The Lightning Network is “Economically Broken” Says Emin Gün Sirer 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child-porn-bitcoin-blockchain-what-it-means/</text:p>
          </table:table-cell>
          <table:table-cell office:value-type="string" calcext:value-type="string">
            <text:p>Coindesk</text:p>
          </table:table-cell>
          <table:table-cell office:value-type="date" office:date-value="2018-03-27" calcext:value-type="date">
            <text:p>03/27/18</text:p>
          </table:table-cell>
          <table:table-cell office:value-type="string" calcext:value-type="string">
            <text:p>Child Porn On Bitcoin? Why This Doesn't Mean What You Might Thin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research.ibm.com/university/awards/phdfellowship.shtml</text:p>
          </table:table-cell>
          <table:table-cell office:value-type="string" calcext:value-type="string">
            <text:p>IBM</text:p>
          </table:table-cell>
          <table:table-cell table:style-name="ce8" office:value-type="date" office:date-value="2018-03-28" calcext:value-type="date">
            <text:p>3/28/18</text:p>
          </table:table-cell>
          <table:table-cell office:value-type="string" calcext:value-type="string">
            <text:p>Two IC3 PhD students are among this year's twenty-two newly announced 2018 IBM PhD Fellows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vitalik-wants-pay-stop-ethereums-runaway-growth/</text:p>
          </table:table-cell>
          <table:table-cell office:value-type="string" calcext:value-type="string">
            <text:p>Coin Desk</text:p>
          </table:table-cell>
          <table:table-cell office:value-type="date" office:date-value="2018-03-27" calcext:value-type="date">
            <text:p>03/27/18</text:p>
          </table:table-cell>
          <table:table-cell office:value-type="string" calcext:value-type="string">
            <text:p>Vitalik Wants You to Pay to Slow Ethereum's Growth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harding-already-ushering-radical-new-ethereum-designs/</text:p>
          </table:table-cell>
          <table:table-cell office:value-type="string" calcext:value-type="string">
            <text:p>Coin Desk</text:p>
          </table:table-cell>
          <table:table-cell office:value-type="date" office:date-value="2018-03-28" calcext:value-type="date">
            <text:p>03/28/18</text:p>
          </table:table-cell>
          <table:table-cell office:value-type="string" calcext:value-type="string">
            <text:p>Sharding Is Ushering in Radical Ethereum Designs</text:p>
          </table:table-cell>
          <table:table-cell office:value-type="string" calcext:value-type="string">
            <text:p>daian, 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satoshis-vision-scaling-emin-gun-sirer/</text:p>
          </table:table-cell>
          <table:table-cell office:value-type="string" calcext:value-type="string">
            <text:p>Bits Online</text:p>
          </table:table-cell>
          <table:table-cell office:value-type="date" office:date-value="2018-03-31" calcext:value-type="date">
            <text:p>03/31/18</text:p>
          </table:table-cell>
          <table:table-cell office:value-type="string" calcext:value-type="string">
            <text:p>How to Scale Bitcoin and Cryptocurrencies at the Network Layer,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bitcoin-records-7-increase-as-cryptocurrency-market-rebounds-from-yesterdays-losses/</text:p>
          </table:table-cell>
          <table:table-cell office:value-type="string" calcext:value-type="string">
            <text:p>CCN</text:p>
          </table:table-cell>
          <table:table-cell office:value-type="date" office:date-value="2018-03-31" calcext:value-type="date">
            <text:p>03/31/18</text:p>
          </table:table-cell>
          <table:table-cell office:value-type="string" calcext:value-type="string">
            <text:p>Bitcoin Records 7% Increase as Cryptocurrency Market Rebounds From Yesterday’s Loss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ryptov.club/how-to-scale-bitcoin-and-cryptocurrencies-at-the-network-layer-with-emin-gun-sirer/</text:p>
          </table:table-cell>
          <table:table-cell office:value-type="string" calcext:value-type="string">
            <text:p>Cryptov Club</text:p>
          </table:table-cell>
          <table:table-cell office:value-type="date" office:date-value="2018-03-31" calcext:value-type="date">
            <text:p>03/31/18</text:p>
          </table:table-cell>
          <table:table-cell office:value-type="string" calcext:value-type="string">
            <text:p>How to Scale Bitcoin and Cryptocurrencies at the Network Layer,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24hourcrypto.com/news/how-to-scale-bitcoin-and-cryptocurrencies-at-the-network-layer-with-emin-gun-sirer</text:p>
          </table:table-cell>
          <table:table-cell office:value-type="string" calcext:value-type="string">
            <text:p>24 Hour Crypto</text:p>
          </table:table-cell>
          <table:table-cell office:value-type="date" office:date-value="2018-03-31" calcext:value-type="date">
            <text:p>03/31/18</text:p>
          </table:table-cell>
          <table:table-cell office:value-type="string" calcext:value-type="string">
            <text:p>How to Scale Bitcoin and Cryptocurrencies at the Network Layer,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xpress.co.uk/finance/city/939903/Bitcoin-price-rocket-cryptocurrency-market-grow-after-volatile-period-BTC-to-USD-latest</text:p>
          </table:table-cell>
          <table:table-cell office:value-type="string" calcext:value-type="string">
            <text:p>Express UK</text:p>
          </table:table-cell>
          <table:table-cell office:value-type="date" office:date-value="2018-04-01" calcext:value-type="date">
            <text:p>04/01/18</text:p>
          </table:table-cell>
          <table:table-cell office:value-type="string" calcext:value-type="string">
            <text:p>Bitcoin price 'ROCKETS': Cryptocurrency market GROWS after volatile perio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realdaily.com/snowden-data-leak-reveals-govt-spooks-watch-bitcoin-users/</text:p>
          </table:table-cell>
          <table:table-cell office:value-type="string" calcext:value-type="string">
            <text:p>Real Daily</text:p>
          </table:table-cell>
          <table:table-cell office:value-type="date" office:date-value="2018-04-01" calcext:value-type="date">
            <text:p>04/01/18</text:p>
          </table:table-cell>
          <table:table-cell office:value-type="string" calcext:value-type="string">
            <text:p>Snowden Leak Reveals: Government Spooks Watch Bitcoin Us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idol.com/anyone-owning-bitcoin-own-links-to-child-pornography/</text:p>
          </table:table-cell>
          <table:table-cell office:value-type="string" calcext:value-type="string">
            <text:p>Coin Idol</text:p>
          </table:table-cell>
          <table:table-cell office:value-type="date" office:date-value="2018-04-02" calcext:value-type="date">
            <text:p>04/02/18</text:p>
          </table:table-cell>
          <table:table-cell office:value-type="string" calcext:value-type="string">
            <text:p>Is it True that Anyone Owning Bitcoin, Also Own Links to Child Pornograph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geek.com/selfish-mining/</text:p>
          </table:table-cell>
          <table:table-cell office:value-type="string" calcext:value-type="string">
            <text:p>Coin Geek</text:p>
          </table:table-cell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The “Selfish Mining” saga continues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qvx3jx/ethereum-vitalik-buterin-called-craig-wright-satoshi-fraud-deconomy</text:p>
          </table:table-cell>
          <table:table-cell office:value-type="string" calcext:value-type="string">
            <text:p>Motherboard</text:p>
          </table:table-cell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Ethereum Founder Vitalik Buterin Is Beefing With the Guy Who Claimed to Be Satoshi Nakamo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idol.com/video-digest-april-3-telegram-ico-polish-banks/</text:p>
          </table:table-cell>
          <table:table-cell office:value-type="string" calcext:value-type="string">
            <text:p>Coin Idol</text:p>
          </table:table-cell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Video Digest, April 3: Telegram ICO, Polish Banks Adopting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xempire.com/education/article/how-to-buy-waves-coin-the-complete-guide-489999</text:p>
          </table:table-cell>
          <table:table-cell office:value-type="string" calcext:value-type="string">
            <text:p>FX Empire</text:p>
          </table:table-cell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How to Buy Waves Coin: The Complete Guide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urrencytalk.com/video/view/116177-interview-with-emin-g%C3%BCn-sirer-cornell-cs-professor-satoshis-vision-conference-tokyo-2018/</text:p>
          </table:table-cell>
          <table:table-cell office:value-type="string" calcext:value-type="string">
            <text:p>Cryptocurrency Talk</text:p>
          </table:table-cell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Interview With Emin Gun Sirer, Cornell CS Professor | Satoshi's Vision Conference, Tokyo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news.wp.peters-webcorner.de/2018/04/05/emin-gn-sirer-discusses-cryptocurrency-academics-and-proof-of-stake/</text:p>
          </table:table-cell>
          <table:table-cell office:value-type="string" calcext:value-type="string">
            <text:p>Bitcoin New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u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emin-gun-sirer-discusses-cryptocurrency-academics-and-proof-of-stake/</text:p>
          </table:table-cell>
          <table:table-cell office:value-type="string" calcext:value-type="string">
            <text:p>Bitcoin New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igeriatoday.ng/2018/04/emin-gun-sirer-discusses-cryptocurrency-academics-and-proof-of-stake/</text:p>
          </table:table-cell>
          <table:table-cell office:value-type="string" calcext:value-type="string">
            <text:p>Nigeria Today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spectator.com/news/356823/emin-gun-sirer-discusses-cryptocurrency-academics-and-proof-of-stake</text:p>
          </table:table-cell>
          <table:table-cell office:value-type="string" calcext:value-type="string">
            <text:p>Coin Inspectator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teemit.com/newslink/@zatrhas/newslink-emin-guen-sirer-discusses-cryptocurrency-academics-and-proof-of-stake</text:p>
          </table:table-cell>
          <table:table-cell office:value-type="string" calcext:value-type="string">
            <text:p>Steemit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Newslink: 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spy.altervista.org/emin-gun-sirer-discute-sugli-accademici-della-criptovaluta-e-sulla-prova-di-profitto/</text:p>
          </table:table-cell>
          <table:table-cell office:value-type="string" calcext:value-type="string">
            <text:p>Coin Spy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te sugli accademici della criptovaluta e sulla prova di profit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techlog.com/2018/04/05/emin-gun-sirer-discusses-cryptocurrency-academics-and-proof-of-stake/</text:p>
          </table:table-cell>
          <table:table-cell office:value-type="string" calcext:value-type="string">
            <text:p>Fin Tech Log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hrms.news/news/80532/emin-gun-sirer-discusses-cryptocurrency-academics-and-proof-of-stake</text:p>
          </table:table-cell>
          <table:table-cell office:value-type="string" calcext:value-type="string">
            <text:p>HRMS New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krypto.com/tag/emin-gun-sirer/</text:p>
          </table:table-cell>
          <table:table-cell office:value-type="string" calcext:value-type="string">
            <text:p>Coin Krypto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digitalnews.com/2018/04/05/emin-gun-sirer-discusses-cryptocurrency-academics-and-proof-of-stake/</text:p>
          </table:table-cell>
          <table:table-cell office:value-type="string" calcext:value-type="string">
            <text:p>Crypto Digital News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oebusiness.com/bitcoin/emin-gun-sirer-discusses-cryptocurrency-lecturers-and-proof-of-stake/</text:p>
          </table:table-cell>
          <table:table-cell office:value-type="string" calcext:value-type="string">
            <text:p>IoE Busines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lecturer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go.news/2018/04/05/emin-gun-sirer-discusses-cryptocurrency-academics-and-proof-of-stake/</text:p>
          </table:table-cell>
          <table:table-cell office:value-type="string" calcext:value-type="string">
            <text:p>Crypto Go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ebchaat.com/professor-crypto-money-interview-with-emin-gun-sirer/</text:p>
          </table:table-cell>
          <table:table-cell office:value-type="string" calcext:value-type="string">
            <text:p>Web Chaat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Professor Crypto Money Interview with Emin Gü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cryptobits.com/emin-gun-sirer-discusses-cryptocurrency-academics-and-proof-of-stake/</text:p>
          </table:table-cell>
          <table:table-cell office:value-type="string" calcext:value-type="string">
            <text:p>The Crypto Bit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breakingnewsheadlines.com/blog/emin-gun-sirer-discusses-cryptocurrency-academics-and-proof-of-stake/</text:p>
          </table:table-cell>
          <table:table-cell office:value-type="string" calcext:value-type="string">
            <text:p>The Breaking News Headline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rypto.space/emin-gun-sirer-membincangkan-akademik-cryptocurrency-dan-bukti-of-stake/</text:p>
          </table:table-cell>
          <table:table-cell office:value-type="string" calcext:value-type="string">
            <text:p>Krypto Space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Membincangkan Akademik Cryptocurrency dan Bukti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itcoinsglobalnews.com/emin-gun-sirer-discusses-cryptocurrency-academics-and-proof-of-stake/</text:p>
          </table:table-cell>
          <table:table-cell office:value-type="string" calcext:value-type="string">
            <text:p>Bitcoin Global New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ingrowth.com/2018/04/05/emin-gun-sirer-discusses-cryptocurrency-academics-and-proof-of-stake/</text:p>
          </table:table-cell>
          <table:table-cell office:value-type="string" calcext:value-type="string">
            <text:p>Crypto Coin Growth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coinsistemi.com/etiket/prof-dr-emin-gun-sirer/</text:p>
          </table:table-cell>
          <table:table-cell office:value-type="string" calcext:value-type="string">
            <text:p>Bitcoin Sistemi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ETİKET:Blockchain, Prof. Dr. Emin Gu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coinsistemi.com/bitcoin-ve-prof-dr-emin-gun-sirer-roportaji/</text:p>
          </table:table-cell>
          <table:table-cell office:value-type="string" calcext:value-type="string">
            <text:p>Bitcoin Sistemi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Bitcoin Ve Prof. Dr. Emin Gün Sirer Röportaj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ais.com/emin-gun-sirer-discusses-cryptocurrency-academics-and-proof-of-stake/</text:p>
          </table:table-cell>
          <table:table-cell office:value-type="string" calcext:value-type="string">
            <text:p>Coin Dais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Emin Gün Sirer Discusses Cryptocurrency Academics And Proof-Of-S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ashable.com/2018/04/05/verge-crypto-hack/#DrYvzEA2Aiqx</text:p>
          </table:table-cell>
          <table:table-cell office:value-type="string" calcext:value-type="string">
            <text:p>Mashable</text:p>
          </table:table-cell>
          <table:table-cell office:value-type="date" office:date-value="2018-04-05" calcext:value-type="date">
            <text:p>04/05/18</text:p>
          </table:table-cell>
          <table:table-cell office:value-type="string" calcext:value-type="string">
            <text:p>Hacker steals coins from cryptocurrency Verge with a '51 percent' attac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sborsa.com/forum/?view=thread&amp;id=5123&amp;part=1</text:p>
          </table:table-cell>
          <table:table-cell office:value-type="string" calcext:value-type="string">
            <text:p>Coins Borsa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Türk Profesör Blockchain ve Kripto Paranın Akademik Dünyadaki Yerini Anlatt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check-out-bitcoin-coms-exclusive-video-interviews-from-satoshis-vision-conference/</text:p>
          </table:table-cell>
          <table:table-cell office:value-type="string" calcext:value-type="string">
            <text:p>Bitcoin News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Check Out Bitcoin.com’s Exclusive Video Interviews from Satoshi’s Vision Confere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inspy.com/charlie-lee-of-litecoin-ltc-joins-ethereums-etc-vitalik-buterin-in-calling-craig-wright-a-fraud/</text:p>
          </table:table-cell>
          <table:table-cell office:value-type="string" calcext:value-type="string">
            <text:p>Crypto Coin Spy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Charlie Lee of Litecoin (LTC) Joins Ethereum’s (ETH) Vitalik Buterin in Calling Craig Wright a Frau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hating-craig-wright-become-cryptos-feel-good-uniting-force/</text:p>
          </table:table-cell>
          <table:table-cell office:value-type="string" calcext:value-type="string">
            <text:p>Coin Desk</text:p>
          </table:table-cell>
          <table:table-cell office:value-type="date" office:date-value="2018-04-07" calcext:value-type="date">
            <text:p>04/07/18</text:p>
          </table:table-cell>
          <table:table-cell office:value-type="string" calcext:value-type="string">
            <text:p>Hating On Craig 'Satoshi' Wright Has United Cryp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itcoin-mine.info/news/emin-sirer-kyung-the-future-of-pos-consensus-mechanism.html</text:p>
          </table:table-cell>
          <table:table-cell office:value-type="string" calcext:value-type="string">
            <text:p>Bitcoin Mine</text:p>
          </table:table-cell>
          <table:table-cell office:value-type="date" office:date-value="2018-04-08" calcext:value-type="date">
            <text:p>04/08/18</text:p>
          </table:table-cell>
          <table:table-cell office:value-type="string" calcext:value-type="string">
            <text:p>Emin Sirer-Kyung: «the Future of PoS consensus mechanism»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dear-students-everything-bitcoins-way-1-billion-opportunity/</text:p>
          </table:table-cell>
          <table:table-cell office:value-type="string" calcext:value-type="string">
            <text:p>Coin Desk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Dear Students, Everything In Bitcoin's Way Is Your $1 Billion Opportun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ancemagnates.com/cryptocurrency/news/cypherium-ceo-blames-lack-regulatory-clarity-postponing-ico/</text:p>
          </table:table-cell>
          <table:table-cell office:value-type="string" calcext:value-type="string">
            <text:p>Finance Magnates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Cypherium CEO Blames ‘Lack of Regulatory Clarity’ for Postponing Their I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pandanoticias.xyz/emin-gun-sirer-discute-el-lado-academico-de-las-criptomonedas-y-pos/</text:p>
          </table:table-cell>
          <table:table-cell office:value-type="string" calcext:value-type="string">
            <text:p>Panda Noticias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Emin Gün Sirer discute el lado académico de las criptomonedas y Po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yours.org/content/emin-gu%CC%88n-sirer--contradictions-on-darpa-and-topology-253fbe58cef1</text:p>
          </table:table-cell>
          <table:table-cell office:value-type="string" calcext:value-type="string">
            <text:p>Yours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Emin Gün Sirer, Contradictions on DARPA and Topolog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geek.com/selfish-mining-not-valid-issue-dr-craig-s-wright-says/</text:p>
          </table:table-cell>
          <table:table-cell office:value-type="string" calcext:value-type="string">
            <text:p>Coin Geek</text:p>
          </table:table-cell>
          <table:table-cell office:value-type="date" office:date-value="2018-04-11" calcext:value-type="date">
            <text:p>04/11/18</text:p>
          </table:table-cell>
          <table:table-cell office:value-type="string" calcext:value-type="string">
            <text:p>‘Selfish mining’ not a valid issue, Dr. Craig S. Wright says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verge.com/2018/4/12/17229796/bitcoin-cash-conflict-transactions-fight</text:p>
          </table:table-cell>
          <table:table-cell office:value-type="string" calcext:value-type="string">
            <text:p>The Verge</text:p>
          </table:table-cell>
          <table:table-cell office:value-type="date" office:date-value="2018-04-12" calcext:value-type="date">
            <text:p>04/12/18</text:p>
          </table:table-cell>
          <table:table-cell office:value-type="string" calcext:value-type="string">
            <text:p>The One True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nextweb.com/hardfork/2018/04/13/1118548/</text:p>
          </table:table-cell>
          <table:table-cell office:value-type="string" calcext:value-type="string">
            <text:p>The Next Web</text:p>
          </table:table-cell>
          <table:table-cell office:value-type="date" office:date-value="2018-04-13" calcext:value-type="date">
            <text:p>04/13/18</text:p>
          </table:table-cell>
          <table:table-cell office:value-type="string" calcext:value-type="string">
            <text:p>Zerocoin’s bug that allows hackers to burn honest users’ coins is still not fix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self-proclaimed-satoshi-nakamoto-a-k-a-craig-wright-accused-of-plagiarism/</text:p>
          </table:table-cell>
          <table:table-cell office:value-type="string" calcext:value-type="string">
            <text:p>BTC Manager</text:p>
          </table:table-cell>
          <table:table-cell office:value-type="date" office:date-value="2018-04-15" calcext:value-type="date">
            <text:p>04/15/18</text:p>
          </table:table-cell>
          <table:table-cell office:value-type="string" calcext:value-type="string">
            <text:p>The Self-proclaimed Satoshi Nakamoto, a.k.a. Craig Wright, Stands Accused of Plagiaris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pornhub-verge-cryptocurrency/</text:p>
          </table:table-cell>
          <table:table-cell office:value-type="string" calcext:value-type="string">
            <text:p>Wired</text:p>
          </table:table-cell>
          <table:table-cell office:value-type="date" office:date-value="2018-04-17" calcext:value-type="date">
            <text:p>04/17/18</text:p>
          </table:table-cell>
          <table:table-cell office:value-type="string" calcext:value-type="string">
            <text:p>The World's Biggest Porn Site Now Accepts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scholars-circle-radio-show-tackles-international-cryptocurrency-issues/</text:p>
          </table:table-cell>
          <table:table-cell office:value-type="string" calcext:value-type="string">
            <text:p>BlockTribune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Scholars Circle Radio Show Tackles International Cryptocurrency Issu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3kjyjb/bunz-trading-zone-app-cryptocurrency-btz-toronto</text:p>
          </table:table-cell>
          <table:table-cell office:value-type="string" calcext:value-type="string">
            <text:p>Motherboard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A ‘Cryptocurrency’ Without a Blockchain Is Eating My C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yahoo.com/news/york-investigating-cryptocurrency-exchanges-know-180900896.html</text:p>
          </table:table-cell>
          <table:table-cell office:value-type="string" calcext:value-type="string">
            <text:p>Yahoo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New York is investigating cryptocurrency exchanges. What you need to k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4/18/new-york-is-probing-cryptocurrency-exchanges-what-you-need-to-know.html</text:p>
          </table:table-cell>
          <table:table-cell office:value-type="string" calcext:value-type="string">
            <text:p>CNBC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New York is probing cryptocurrency exchanges. What you need to k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cn.com/genesis-london-conference-study-shows-ethereum-is-more-decentralized-than-bitcoin/</text:p>
          </table:table-cell>
          <table:table-cell office:value-type="string" calcext:value-type="string">
            <text:p>CCN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Genesis London Conference: Study Shows Ethereum is More Decentralized Tha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4/study-shows-ethereum-is-more-decenralized-than-bitcoin/</text:p>
          </table:table-cell>
          <table:table-cell office:value-type="string" calcext:value-type="string">
            <text:p>Crypto Globe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Ethereum Is More Decentralised Than Bitcoin, Study Show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ambcrypto.com/ethereum-eth-nodes-are-more-distributed-around-the-world-than-bitcoin-btc/</text:p>
          </table:table-cell>
          <table:table-cell office:value-type="string" calcext:value-type="string">
            <text:p>AMB Crypto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‘Ethereum [ETH] nodes are more distributed around the world than Bitcoin [BTC]’s’ – Says Cornell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not-revived-tezos-team-predicts-mega-ico-will-launch-2018/</text:p>
          </table:table-cell>
          <table:table-cell office:value-type="string" calcext:value-type="string">
            <text:p>Coin Desk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Down Not Out: Revived Tezos Team Predicts Mega-ICO Will Launch I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velvet-forks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Velvet Forks: New Blockchain Protocol Changes Practice Method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rypto-news.in/news/tezos-project-set-mainnet-launch-3rd-quarter-new-management-team/</text:p>
          </table:table-cell>
          <table:table-cell office:value-type="string" calcext:value-type="string">
            <text:p>Crypto News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Tezos Project Set for A Mainnet Launch by 3rd Quarter Under New Management T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late.com/ethereum-more-decentralized-than-bitcoin-according-to-university-study/</text:p>
          </table:table-cell>
          <table:table-cell office:value-type="string" calcext:value-type="string">
            <text:p>Crypto Slate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Ethereum More Decentralized Than Bitcoin According to University Stud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vietblock.com/ethereum-mang-tinh-phan-quyen-hon-bitcoin/</text:p>
          </table:table-cell>
          <table:table-cell office:value-type="string" calcext:value-type="string">
            <text:p>VietBlock</text:p>
          </table:table-cell>
          <table:table-cell office:value-type="date" office:date-value="2018-04-24" calcext:value-type="date">
            <text:p>04/24/18</text:p>
          </table:table-cell>
          <table:table-cell office:value-type="string" calcext:value-type="string">
            <text:p>Ethereum mang tính phân quyền hơ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vn.nami.today/blockchain/ethereum-mang-tinh-phan-quyen-hon-bitcoin-4356.html</text:p>
          </table:table-cell>
          <table:table-cell office:value-type="string" calcext:value-type="string">
            <text:p>Today</text:p>
          </table:table-cell>
          <table:table-cell office:value-type="date" office:date-value="2018-04-24" calcext:value-type="date">
            <text:p>04/24/18</text:p>
          </table:table-cell>
          <table:table-cell office:value-type="string" calcext:value-type="string">
            <text:p>ETHEREUM MANG TÍNH PHÂN QUYỀN HƠ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invezz.com/news/crypto/30393-ico-news-tezos-gears-up-for-beta-launch</text:p>
          </table:table-cell>
          <table:table-cell office:value-type="string" calcext:value-type="string">
            <text:p>Invezz</text:p>
          </table:table-cell>
          <table:table-cell office:value-type="date" office:date-value="2018-04-23" calcext:value-type="date">
            <text:p>04/23/18</text:p>
          </table:table-cell>
          <table:table-cell office:value-type="string" calcext:value-type="string">
            <text:p>ICO News: Tezos gears up for beta laun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ibusiness.ca/2018/04/24/research-prove-that-ethereum-is-more-decentralized-than-bitcoin/</text:p>
          </table:table-cell>
          <table:table-cell office:value-type="string" calcext:value-type="string">
            <text:p>Hibusiness</text:p>
          </table:table-cell>
          <table:table-cell office:value-type="date" office:date-value="2018-04-24" calcext:value-type="date">
            <text:p>04/24/18</text:p>
          </table:table-cell>
          <table:table-cell office:value-type="string" calcext:value-type="string">
            <text:p>Research Prove That Ethereum Is More Decentralized Tha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iran.com/emin-gun-sirer-and-crypto-academics/</text:p>
          </table:table-cell>
          <table:table-cell office:value-type="string" calcext:value-type="string">
            <text:p>Coin Iran</text:p>
          </table:table-cell>
          <table:table-cell office:value-type="date" office:date-value="2018-04-24" calcext:value-type="date">
            <text:p>04/24/18</text:p>
          </table:table-cell>
          <table:table-cell table:style-name="ce10" office:value-type="string" calcext:value-type="string">
            <text:p>گفتگو با Emin Gün Sirer استاد دانشگاه و محقق در زمینه رمزارز ها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xpress.co.uk/finance/city/950464/ethereum-price-news-will-ether-hit-700-today</text:p>
          </table:table-cell>
          <table:table-cell office:value-type="string" calcext:value-type="string">
            <text:p>Express UK</text:p>
          </table:table-cell>
          <table:table-cell office:value-type="date" office:date-value="2018-04-24" calcext:value-type="date">
            <text:p>04/24/18</text:p>
          </table:table-cell>
          <table:table-cell table:style-name="ce10" office:value-type="string" calcext:value-type="string">
            <text:p>Ethereum price news: Will Ethereum hit $700? What is the price of Ether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10836/how-secure-is-blockchain-reall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How secure is blockchain reall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viralchop.com/interview-with-emin-gun-sirer-cornell-cs-professor-satoshis-vision-conference-tokyo-2018/</text:p>
          </table:table-cell>
          <table:table-cell office:value-type="string" calcext:value-type="string">
            <text:p>Viral Chop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Interview With Emin Gun Sirer, Cornell CS Professor | Satoshi's Vision Conference, Tokyo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edia.incubateind.com/blockchain-really-secure/</text:p>
          </table:table-cell>
          <table:table-cell office:value-type="string" calcext:value-type="string">
            <text:p>Incubate Ind.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Is Blockchain really secur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arketmogul.com/cryptocurrency-market-health/</text:p>
          </table:table-cell>
          <table:table-cell office:value-type="string" calcext:value-type="string">
            <text:p>The Market Mogul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Bitcoin Will Determine the Overall Health of the Cryptocurrency Mark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exchangeguide.com/updated-2018-blockchain-cryptocurrency-meetups-events-dates-list/</text:p>
          </table:table-cell>
          <table:table-cell office:value-type="string" calcext:value-type="string">
            <text:p>Bitcoin Exchange Guide</text:p>
          </table:table-cell>
          <table:table-cell office:value-type="date" office:date-value="2018-04-25" calcext:value-type="date">
            <text:p>04/25/18</text:p>
          </table:table-cell>
          <table:table-cell office:value-type="string" calcext:value-type="string">
            <text:p>Updated 2018 Blockchain &amp; Cryptocurrency Meetups, Events, Dates L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coremedia.com/emin-gun-sirer-blockchain-scientist/</text:p>
          </table:table-cell>
          <table:table-cell office:value-type="string" calcext:value-type="string">
            <text:p>Crypto Core Media</text:p>
          </table:table-cell>
          <table:table-cell office:value-type="date" office:date-value="2018-04-26" calcext:value-type="date">
            <text:p>04/26/18</text:p>
          </table:table-cell>
          <table:table-cell office:value-type="string" calcext:value-type="string">
            <text:p>Emin Gun Sirer | The Blockchain Scient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4/blockchain-technology-today-is-like-1960s-internet-says-ex-jpmorgan-executive/</text:p>
          </table:table-cell>
          <table:table-cell office:value-type="string" calcext:value-type="string">
            <text:p>Crypto Globe</text:p>
          </table:table-cell>
          <table:table-cell office:value-type="date" office:date-value="2018-04-27" calcext:value-type="date">
            <text:p>04/27/18</text:p>
          </table:table-cell>
          <table:table-cell office:value-type="string" calcext:value-type="string">
            <text:p>Blockchain Technology Today Is Like 1960s Internet, Says Ex-JP Morgan Execut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globe.com/latest/2018/04/bitcoin-is-more-decentralized-than-ethereum-common-sense-shows/</text:p>
          </table:table-cell>
          <table:table-cell office:value-type="string" calcext:value-type="string">
            <text:p>Crypto Globe</text:p>
          </table:table-cell>
          <table:table-cell office:value-type="date" office:date-value="2018-04-28" calcext:value-type="date">
            <text:p>04/28/18</text:p>
          </table:table-cell>
          <table:table-cell office:value-type="string" calcext:value-type="string">
            <text:p>Bitcoin Is More Decentralized Than Ethereum, Common Sense Show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vnreview.vn/tu-van-web/-/view_content/content/2475759/blockchain-co-thuc-su-an-toan-va-an-toan-nhu-the-nao</text:p>
          </table:table-cell>
          <table:table-cell office:value-type="string" calcext:value-type="string">
            <text:p>VN Review</text:p>
          </table:table-cell>
          <table:table-cell office:value-type="date" office:date-value="2018-04-29" calcext:value-type="date">
            <text:p>04/29/18</text:p>
          </table:table-cell>
          <table:table-cell office:value-type="string" calcext:value-type="string">
            <text:p>Blockchain có thực sự an toàn? Và an toàn như thế nào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recorder.com/2018/04/29/is-waves-waves-the-fastest-crypto-in-the-market/</text:p>
          </table:table-cell>
          <table:table-cell office:value-type="string" calcext:value-type="string">
            <text:p>Crypto Recorder</text:p>
          </table:table-cell>
          <table:table-cell office:value-type="date" office:date-value="2018-04-29" calcext:value-type="date">
            <text:p>04/29/18</text:p>
          </table:table-cell>
          <table:table-cell office:value-type="string" calcext:value-type="string">
            <text:p>Is Waves (WAVES) the Fastest Crypto in the Market?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why-canada-has-emerged-as-a-leading-blockchain-and-crypto-nation-expert-take</text:p>
          </table:table-cell>
          <table:table-cell office:value-type="string" calcext:value-type="string">
            <text:p>Coin Telegraph</text:p>
          </table:table-cell>
          <table:table-cell office:value-type="date" office:date-value="2018-04-29" calcext:value-type="date">
            <text:p>04/29/18</text:p>
          </table:table-cell>
          <table:table-cell office:value-type="string" calcext:value-type="string">
            <text:p>Why Canada has Emerged as a Leading Blockchain and Crypto Nation: Expert Tak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6-reasons-waves-undervalued-right-now/</text:p>
          </table:table-cell>
          <table:table-cell office:value-type="string" calcext:value-type="string">
            <text:p>Bitcoinist</text:p>
          </table:table-cell>
          <table:table-cell office:value-type="date" office:date-value="2018-04-30" calcext:value-type="date">
            <text:p>04/30/18</text:p>
          </table:table-cell>
          <table:table-cell office:value-type="string" calcext:value-type="string">
            <text:p>6 Reasons Why WAVES Is Undervalued Right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8btc.com/201805012219</text:p>
          </table:table-cell>
          <table:table-cell office:value-type="string" calcext:value-type="string">
            <text:p>8 BTC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康奈尔大学教授Emin Sirer：加拿大在区块链创新中的主导地位或与V神有关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news.vip/lives/2018/05/18925/</text:p>
          </table:table-cell>
          <table:table-cell office:value-type="string" calcext:value-type="string">
            <text:p>Bitnews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康奈尔大学教授Emin Sirer：加拿大在区块链创新中的主导地位或与V神有关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liancaijing.com/alerts/75195.html/comment-page-5</text:p>
          </table:table-cell>
          <table:table-cell office:value-type="string" calcext:value-type="string">
            <text:p>Liancaijing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康奈尔大学教授Emin Sirer：加拿大在区块链创新中的主导地位或与V神有关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orn2invest.com/articles/secured-unbreakable-blockchain/</text:p>
          </table:table-cell>
          <table:table-cell office:value-type="string" calcext:value-type="string">
            <text:p>Born 2 Invest</text:p>
          </table:table-cell>
          <table:table-cell office:value-type="date" office:date-value="2018-05-02" calcext:value-type="date">
            <text:p>05/02/18</text:p>
          </table:table-cell>
          <table:table-cell office:value-type="string" calcext:value-type="string">
            <text:p>Secured: The unbreakable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globalcoinreport.com/waves-waves-comes-out-with-flying-colors/</text:p>
          </table:table-cell>
          <table:table-cell office:value-type="string" calcext:value-type="string">
            <text:p>Global Coin Report</text:p>
          </table:table-cell>
          <table:table-cell office:value-type="date" office:date-value="2018-05-03" calcext:value-type="date">
            <text:p>05/03/18</text:p>
          </table:table-cell>
          <table:table-cell office:value-type="string" calcext:value-type="string">
            <text:p>Waves (WAVES) Comes Out with Flying Colors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ttps://bcfocus.com/news/new-consensus-protocols-revealed-by-emin-gun-sirer-a-blockchain-researcher-and-cornell-professor/9456/</text:p>
          </table:table-cell>
          <table:table-cell office:value-type="string" calcext:value-type="string">
            <text:p>bcfocus</text:p>
          </table:table-cell>
          <table:table-cell office:value-type="date" office:date-value="2018-05-18" calcext:value-type="date">
            <text:p>05/18/18</text:p>
          </table:table-cell>
          <table:table-cell office:value-type="string" calcext:value-type="string">
            <text:p>New consensus protocols revealed by Emin Gun Sirer, a blockchain researcher and Cornell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ttps://cryptoslate.com/net-neutrality-content-providers-and-blockchain/</text:p>
          </table:table-cell>
          <table:table-cell office:value-type="string" calcext:value-type="string">
            <text:p>cryptoslate</text:p>
          </table:table-cell>
          <table:table-cell office:value-type="date" office:date-value="2018-05-18" calcext:value-type="date">
            <text:p>05/18/18</text:p>
          </table:table-cell>
          <table:table-cell office:value-type="string" calcext:value-type="string">
            <text:p>Net Neutrality, Content Providers and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ttps://www.wired.com/story/visa-outage-shows-the-fragility-of-global-payments/</text:p>
          </table:table-cell>
          <table:table-cell office:value-type="string" calcext:value-type="string">
            <text:p>Wired</text:p>
          </table:table-cell>
          <table:table-cell office:value-type="date" office:date-value="2018-06-01" calcext:value-type="date">
            <text:p>06/01/18</text:p>
          </table:table-cell>
          <table:table-cell office:value-type="string" calcext:value-type="string">
            <text:p>MASSIVE VISA OUTAGE SHOWS THE FRAGILITY OF GLOBAL PAYME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4">
          <table:table-cell table:style-name="Default" table:number-columns-repeated="1024"/>
        </table:table-row>
        <table:table-row table:style-name="ro5" table:number-rows-repeated="104788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25:Sheet1.AMJ49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font-name="Arial" fo:font-family="Arial" style:text-underline-style="solid" style:text-underline-width="auto" style:text-underline-color="font-color" style:font-name-asian="Arial" style:font-family-asian="Arial" style:font-name-complex="Arial" style:font-family-complex="Ari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dc:date>2018-06-08T12:06:50.227120675</dc:date>
    <meta:editing-cycles>125</meta:editing-cycles>
    <meta:editing-duration>PT3H57S</meta:editing-duration>
    <meta:document-statistic meta:table-count="1" meta:cell-count="3545" meta:object-count="0"/>
  </office:meta>
</office:document-meta>
</file>